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text-align="justify" fo:break-before="auto" fo:line-height="115%" style:writing-mode="lr-tb"/>
    </style:style>
    <style:style style:name="T1_1" style:family="text"/>
    <style:style style:name="T1_2" style:family="text"/>
    <style:style style:name="P2" style:family="paragraph" style:parent-style-name="Standard">
      <style:paragraph-properties fo:text-align="justify" fo:break-before="auto" fo:line-height="115%" style:writing-mode="lr-tb"/>
    </style:style>
    <style:style style:name="P3" style:family="paragraph" style:parent-style-name="Standard">
      <style:paragraph-properties fo:text-align="justify" fo:break-before="auto" fo:line-height="115%" style:writing-mode="lr-tb"/>
    </style:style>
    <style:style style:name="T3_1" style:family="text"/>
    <style:style style:name="T3_2" style:family="text"/>
    <style:style style:name="T3_3" style:family="text"/>
    <style:style style:name="T3_4" style:family="text"/>
    <style:style style:name="T3_5" style:family="text"/>
    <style:style style:name="T3_6" style:family="text"/>
    <style:style style:name="T3_7" style:family="text"/>
    <style:style style:name="P4" style:family="paragraph" style:parent-style-name="Standard">
      <style:paragraph-properties fo:text-align="justify" fo:break-before="auto" fo:line-height="115%" style:writing-mode="lr-tb"/>
    </style:style>
    <style:style style:name="P5" style:family="paragraph" style:parent-style-name="Standard">
      <style:paragraph-properties fo:text-align="justify" fo:break-before="auto" fo:line-height="115%" style:writing-mode="lr-tb"/>
    </style:style>
    <style:style style:name="T5_1" style:family="text"/>
    <style:style style:name="T5_2" style:family="text"/>
    <style:style style:name="T5_3" style:family="text"/>
    <style:style style:name="T5_4" style:family="text"/>
    <style:style style:name="T5_5" style:family="text"/>
    <style:style style:name="T5_6" style:family="text"/>
    <style:style style:name="T5_7" style:family="text"/>
    <style:style style:name="T5_8" style:family="text"/>
    <style:style style:name="T5_9" style:family="text"/>
    <style:style style:name="T5_10" style:family="text"/>
    <style:style style:name="T5_11" style:family="text"/>
    <style:style style:name="T5_12" style:family="text"/>
    <style:style style:name="T5_13" style:family="text"/>
    <style:style style:name="T5_14" style:family="text"/>
    <style:style style:name="T5_15" style:family="text"/>
    <style:style style:name="T5_16" style:family="text"/>
    <style:style style:name="T5_17" style:family="text"/>
    <style:style style:name="T5_18" style:family="text"/>
    <style:style style:name="T5_19" style:family="text"/>
    <style:style style:name="T5_20" style:family="text"/>
    <style:style style:name="T5_21" style:family="text"/>
    <style:style style:name="T5_22" style:family="text"/>
    <style:style style:name="T5_23" style:family="text"/>
    <style:style style:name="T5_24" style:family="text"/>
    <style:style style:name="T5_25" style:family="text"/>
    <style:style style:name="T5_26" style:family="text"/>
    <style:style style:name="T5_27" style:family="text"/>
    <style:style style:name="T5_28" style:family="text"/>
    <style:style style:name="T5_29" style:family="text"/>
    <style:style style:name="T5_30" style:family="text"/>
    <style:style style:name="T5_31" style:family="text"/>
    <style:style style:name="T5_32" style:family="text"/>
    <style:style style:name="T5_33" style:family="text"/>
    <style:style style:name="T5_34" style:family="text"/>
    <style:style style:name="T5_35" style:family="text"/>
    <style:style style:name="T5_36" style:family="text"/>
    <style:style style:name="T5_37" style:family="text"/>
    <style:style style:name="T5_38" style:family="text"/>
    <style:style style:name="T5_39" style:family="text"/>
    <style:style style:name="T5_40" style:family="text"/>
    <style:style style:name="T5_41" style:family="text"/>
    <style:style style:name="T5_42" style:family="text"/>
    <style:style style:name="T5_43" style:family="text"/>
    <style:style style:name="T5_44" style:family="text"/>
    <style:style style:name="T5_45" style:family="text"/>
    <style:style style:name="T5_46" style:family="text"/>
    <style:style style:name="T5_47" style:family="text"/>
    <style:style style:name="T5_48" style:family="text"/>
    <style:style style:name="T5_49" style:family="text"/>
    <style:style style:name="T5_50" style:family="text"/>
    <style:style style:name="T5_51" style:family="text"/>
    <style:style style:name="T5_52" style:family="text"/>
    <style:style style:name="T5_53" style:family="text"/>
    <style:style style:name="T5_54" style:family="text"/>
    <style:style style:name="T5_55" style:family="text"/>
    <style:style style:name="T5_56" style:family="text"/>
    <style:style style:name="T5_57" style:family="text"/>
    <style:style style:name="T5_58" style:family="text"/>
    <style:style style:name="T5_59" style:family="text"/>
    <style:style style:name="T5_60" style:family="text"/>
    <style:style style:name="T5_61" style:family="text"/>
    <style:style style:name="T5_62" style:family="text"/>
    <style:style style:name="T5_63" style:family="text"/>
    <style:style style:name="T5_64" style:family="text"/>
    <style:style style:name="T5_65" style:family="text"/>
    <style:style style:name="T5_66" style:family="text"/>
    <style:style style:name="T5_67" style:family="text"/>
    <style:style style:name="T5_68" style:family="text"/>
    <style:style style:name="T5_69" style:family="text"/>
    <style:style style:name="T5_70" style:family="text"/>
    <style:style style:name="T5_71" style:family="text"/>
    <style:style style:name="T5_72" style:family="text"/>
    <style:style style:name="T5_73" style:family="text"/>
    <style:style style:name="T5_74" style:family="text"/>
    <style:style style:name="T5_75" style:family="text"/>
    <style:style style:name="T5_76" style:family="text"/>
    <style:style style:name="T5_77" style:family="text"/>
    <style:style style:name="T5_78" style:family="text"/>
    <style:style style:name="T5_79" style:family="text"/>
    <style:style style:name="T5_80" style:family="text"/>
    <style:style style:name="T5_81" style:family="text"/>
    <style:style style:name="T5_82" style:family="text"/>
    <style:style style:name="T5_83" style:family="text"/>
    <style:style style:name="T5_84" style:family="text"/>
    <style:style style:name="T5_85" style:family="text"/>
    <style:style style:name="T5_86" style:family="text"/>
    <style:style style:name="T5_87" style:family="text"/>
    <style:style style:name="T5_88" style:family="text"/>
    <style:style style:name="T5_89" style:family="text"/>
    <style:style style:name="T5_90" style:family="text"/>
    <style:style style:name="T5_91" style:family="text"/>
    <style:style style:name="T5_92" style:family="text"/>
    <style:style style:name="T5_93" style:family="text"/>
    <style:style style:name="T5_94" style:family="text"/>
    <style:style style:name="T5_95" style:family="text"/>
    <style:style style:name="T5_96" style:family="text"/>
    <style:style style:name="T5_97" style:family="text"/>
    <style:style style:name="T5_98" style:family="text"/>
    <style:style style:name="T5_99" style:family="text"/>
    <style:style style:name="T5_100" style:family="text"/>
    <style:style style:name="T5_101" style:family="text"/>
    <style:style style:name="T5_102" style:family="text"/>
    <style:style style:name="T5_103" style:family="text"/>
    <style:style style:name="T5_104" style:family="text"/>
    <style:style style:name="T5_105" style:family="text"/>
    <style:style style:name="T5_106" style:family="text"/>
    <style:style style:name="T5_107" style:family="text"/>
    <style:style style:name="T5_108" style:family="text"/>
    <style:style style:name="T5_109" style:family="text"/>
    <style:style style:name="T5_110" style:family="text"/>
    <style:style style:name="T5_111" style:family="text"/>
    <style:style style:name="T5_112" style:family="text"/>
    <style:style style:name="T5_113" style:family="text"/>
    <style:style style:name="T5_114" style:family="text"/>
    <style:style style:name="T5_115" style:family="text"/>
    <style:style style:name="T5_116" style:family="text"/>
    <style:style style:name="T5_117" style:family="text"/>
    <style:style style:name="T5_118" style:family="text"/>
    <style:style style:name="T5_119" style:family="text"/>
    <style:style style:name="T5_120" style:family="text"/>
    <style:style style:name="T5_121" style:family="text"/>
    <style:style style:name="T5_122" style:family="text"/>
    <style:style style:name="T5_123" style:family="text"/>
    <style:style style:name="T5_124" style:family="text"/>
    <style:style style:name="T5_125" style:family="text"/>
    <style:style style:name="T5_126" style:family="text"/>
    <style:style style:name="T5_127" style:family="text"/>
    <style:style style:name="T5_128" style:family="text"/>
    <style:style style:name="T5_129" style:family="text"/>
    <style:style style:name="T5_130" style:family="text"/>
    <style:style style:name="T5_131" style:family="text"/>
    <style:style style:name="T5_132" style:family="text"/>
    <style:style style:name="T5_133" style:family="text"/>
    <style:style style:name="T5_134" style:family="text"/>
    <style:style style:name="T5_135" style:family="text"/>
    <style:style style:name="T5_136" style:family="text"/>
    <style:style style:name="T5_137" style:family="text"/>
    <style:style style:name="T5_138" style:family="text"/>
    <style:style style:name="T5_139" style:family="text"/>
    <style:style style:name="T5_140" style:family="text"/>
    <style:style style:name="T5_141" style:family="text"/>
    <style:style style:name="T5_142" style:family="text"/>
    <style:style style:name="T5_143" style:family="text"/>
    <style:style style:name="T5_144" style:family="text"/>
    <style:style style:name="T5_145" style:family="text"/>
    <style:style style:name="T5_146" style:family="text">
      <style:text-properties fo:color="#1155cc" style:text-underline-style="solid" style:text-underline-color="font-color"/>
    </style:style>
    <style:style style:name="T5_147" style:family="text"/>
    <style:style style:name="T5_148" style:family="text">
      <style:text-properties fo:color="#1155cc" style:text-underline-style="solid" style:text-underline-color="font-color"/>
    </style:style>
    <style:style style:name="T5_149" style:family="text"/>
    <style:style style:name="T5_150" style:family="text">
      <style:text-properties fo:color="#1155cc" style:text-underline-style="solid" style:text-underline-color="font-color"/>
    </style:style>
    <style:style style:name="T5_151" style:family="text"/>
    <style:style style:name="T5_152" style:family="text"/>
    <style:style style:name="T5_153" style:family="text"/>
    <style:style style:name="P6" style:family="paragraph" style:parent-style-name="Standard">
      <style:paragraph-properties fo:text-align="justify" fo:break-before="auto" fo:line-height="115%" style:writing-mode="lr-tb"/>
    </style:style>
    <style:style style:name="P7" style:family="paragraph" style:parent-style-name="Standard">
      <style:paragraph-properties fo:text-align="justify" fo:break-before="auto" fo:line-height="115%" style:writing-mode="lr-tb"/>
    </style:style>
    <style:style style:name="T7_1" style:family="text"/>
    <style:style style:name="T7_2" style:family="text"/>
    <style:style style:name="T7_3" style:family="text"/>
    <style:style style:name="T7_4" style:family="text"/>
    <style:style style:name="T7_5" style:family="text"/>
    <style:style style:name="T7_6" style:family="text"/>
    <style:style style:name="T7_7" style:family="text"/>
    <style:style style:name="T7_8" style:family="text"/>
    <style:style style:name="T7_9" style:family="text"/>
    <style:style style:name="T7_10" style:family="text"/>
    <style:style style:name="T7_11" style:family="text"/>
    <style:style style:name="T7_12" style:family="text"/>
    <style:style style:name="T7_13" style:family="text"/>
    <style:style style:name="T7_14" style:family="text"/>
    <style:style style:name="T7_15" style:family="text"/>
    <style:style style:name="T7_16" style:family="text"/>
    <style:style style:name="T7_17" style:family="text"/>
    <style:style style:name="T7_18" style:family="text"/>
    <style:style style:name="T7_19" style:family="text"/>
    <style:style style:name="T7_20" style:family="text"/>
    <style:style style:name="P8" style:family="paragraph" style:parent-style-name="Standard">
      <style:paragraph-properties fo:text-align="justify" fo:break-before="auto" fo:line-height="115%" style:writing-mode="lr-tb"/>
    </style:style>
    <style:style style:name="T8_1" style:family="text"/>
    <style:style style:name="T8_2" style:family="text"/>
    <style:style style:name="T8_3" style:family="text"/>
    <style:style style:name="T8_4" style:family="text"/>
    <style:style style:name="T8_5" style:family="text"/>
    <style:style style:name="T8_6" style:family="text"/>
    <style:style style:name="T8_7" style:family="text"/>
    <style:style style:name="T8_8" style:family="text"/>
    <style:style style:name="T8_9" style:family="text"/>
    <style:style style:name="T8_10" style:family="text"/>
    <style:style style:name="T8_11" style:family="text"/>
    <style:style style:name="T8_12" style:family="text"/>
    <style:style style:name="T8_13" style:family="text"/>
    <style:style style:name="T8_14" style:family="text"/>
    <style:style style:name="T8_15" style:family="text"/>
    <style:style style:name="T8_16" style:family="text"/>
    <style:style style:name="T8_17" style:family="text"/>
    <style:style style:name="P9" style:family="paragraph" style:parent-style-name="Standard">
      <style:paragraph-properties fo:text-align="justify" fo:break-before="auto" fo:line-height="115%" style:writing-mode="lr-tb"/>
    </style:style>
    <style:style style:name="P10" style:family="paragraph" style:parent-style-name="Standard">
      <style:paragraph-properties fo:text-align="justify" fo:break-before="auto" fo:line-height="115%" style:writing-mode="lr-tb"/>
    </style:style>
    <style:style style:name="T10_1" style:family="text"/>
    <style:style style:name="T10_2" style:family="text"/>
    <style:style style:name="P11" style:family="paragraph" style:parent-style-name="Standard">
      <style:paragraph-properties fo:text-align="justify" fo:break-before="auto" fo:line-height="115%" style:writing-mode="lr-tb"/>
    </style:style>
    <style:style style:name="P12" style:family="paragraph" style:parent-style-name="Standard">
      <style:paragraph-properties fo:text-align="justify" fo:break-before="auto" fo:line-height="115%" style:writing-mode="lr-tb"/>
    </style:style>
    <style:style style:name="T12_1" style:family="text"/>
    <style:style style:name="T12_2" style:family="text"/>
    <style:style style:name="T12_3" style:family="text"/>
    <style:style style:name="T12_4" style:family="text"/>
    <style:style style:name="T12_5" style:family="text"/>
    <style:style style:name="T12_6" style:family="text"/>
    <style:style style:name="T12_7" style:family="text"/>
    <style:style style:name="P13" style:family="paragraph" style:parent-style-name="Standard">
      <style:paragraph-properties fo:text-align="justify" fo:break-before="auto" fo:line-height="115%" style:writing-mode="lr-tb"/>
    </style:style>
    <style:style style:name="P14" style:family="paragraph" style:parent-style-name="Standard">
      <style:paragraph-properties fo:text-align="justify" fo:break-before="auto" fo:line-height="115%" style:writing-mode="lr-tb"/>
    </style:style>
    <style:style style:name="T14_1" style:family="text"/>
    <style:style style:name="T14_2" style:family="text"/>
    <style:style style:name="T14_3" style:family="text"/>
    <style:style style:name="T14_4" style:family="text"/>
    <style:style style:name="T14_5" style:family="text"/>
    <style:style style:name="T14_6" style:family="text"/>
    <style:style style:name="T14_7" style:family="text"/>
    <style:style style:name="T14_8" style:family="text"/>
    <style:style style:name="T14_9" style:family="text"/>
    <style:style style:name="T14_10" style:family="text"/>
    <style:style style:name="T14_11" style:family="text"/>
    <style:style style:name="T14_12" style:family="text"/>
    <style:style style:name="T14_13" style:family="text"/>
    <style:style style:name="T14_14" style:family="text"/>
    <style:style style:name="T14_15" style:family="text"/>
    <style:style style:name="T14_16" style:family="text"/>
    <style:style style:name="T14_17" style:family="text"/>
    <style:style style:name="T14_18" style:family="text"/>
    <style:style style:name="T14_19" style:family="text"/>
    <style:style style:name="T14_20" style:family="text"/>
    <style:style style:name="T14_21" style:family="text"/>
    <style:style style:name="T14_22" style:family="text"/>
    <style:style style:name="T14_23" style:family="text"/>
    <style:style style:name="T14_24" style:family="text"/>
    <style:style style:name="T14_25" style:family="text"/>
    <style:style style:name="T14_26" style:family="text"/>
    <style:style style:name="T14_27" style:family="text"/>
    <style:style style:name="T14_28" style:family="text"/>
    <style:style style:name="T14_29" style:family="text"/>
    <style:style style:name="T14_30" style:family="text"/>
    <style:style style:name="T14_31" style:family="text"/>
    <style:style style:name="T14_32" style:family="text"/>
    <style:style style:name="T14_33" style:family="text"/>
    <style:style style:name="T14_34" style:family="text"/>
    <style:style style:name="T14_35" style:family="text"/>
    <style:style style:name="T14_36" style:family="text"/>
    <style:style style:name="T14_37" style:family="text"/>
    <style:style style:name="T14_38" style:family="text"/>
    <style:style style:name="T14_39" style:family="text"/>
    <style:style style:name="T14_40" style:family="text"/>
    <style:style style:name="T14_41" style:family="text"/>
    <style:style style:name="T14_42" style:family="text"/>
    <style:style style:name="T14_43" style:family="text"/>
    <style:style style:name="T14_44" style:family="text"/>
    <style:style style:name="T14_45" style:family="text"/>
    <style:style style:name="T14_46" style:family="text"/>
    <style:style style:name="T14_47" style:family="text"/>
    <style:style style:name="T14_48" style:family="text"/>
    <style:style style:name="T14_49" style:family="text"/>
    <style:style style:name="T14_50" style:family="text"/>
    <style:style style:name="T14_51" style:family="text"/>
    <style:style style:name="T14_52" style:family="text"/>
    <style:style style:name="T14_53" style:family="text"/>
    <style:style style:name="T14_54" style:family="text"/>
    <style:style style:name="T14_55" style:family="text"/>
    <style:style style:name="T14_56" style:family="text"/>
    <style:style style:name="T14_57" style:family="text"/>
    <style:style style:name="T14_58" style:family="text"/>
    <style:style style:name="T14_59" style:family="text"/>
    <style:style style:name="T14_60" style:family="text"/>
    <style:style style:name="T14_61" style:family="text"/>
    <style:style style:name="T14_62" style:family="text"/>
    <style:style style:name="T14_63" style:family="text"/>
    <style:style style:name="T14_64" style:family="text"/>
    <style:style style:name="T14_65" style:family="text"/>
    <style:style style:name="T14_66" style:family="text"/>
    <style:style style:name="T14_67" style:family="text"/>
    <style:style style:name="T14_68" style:family="text"/>
    <style:style style:name="T14_69" style:family="text"/>
    <style:style style:name="T14_70" style:family="text"/>
    <style:style style:name="T14_71" style:family="text"/>
    <style:style style:name="T14_72" style:family="text"/>
    <style:style style:name="T14_73" style:family="text"/>
    <style:style style:name="T14_74" style:family="text"/>
    <style:style style:name="T14_75" style:family="text"/>
    <style:style style:name="T14_76" style:family="text"/>
    <style:style style:name="T14_77" style:family="text"/>
    <style:style style:name="T14_78" style:family="text"/>
    <style:style style:name="T14_79" style:family="text"/>
    <style:style style:name="T14_80" style:family="text"/>
    <style:style style:name="T14_81" style:family="text"/>
    <style:style style:name="T14_82" style:family="text"/>
    <style:style style:name="T14_83" style:family="text"/>
    <style:style style:name="T14_84" style:family="text"/>
    <style:style style:name="T14_85" style:family="text"/>
    <style:style style:name="T14_86" style:family="text"/>
    <style:style style:name="T14_87" style:family="text"/>
    <style:style style:name="T14_88" style:family="text"/>
    <style:style style:name="T14_89" style:family="text"/>
    <style:style style:name="T14_90" style:family="text"/>
    <style:style style:name="T14_91" style:family="text"/>
    <style:style style:name="T14_92" style:family="text"/>
    <style:style style:name="T14_93" style:family="text"/>
    <style:style style:name="T14_94" style:family="text"/>
    <style:style style:name="T14_95" style:family="text"/>
    <style:style style:name="T14_96" style:family="text"/>
    <style:style style:name="T14_97" style:family="text"/>
    <style:style style:name="T14_98" style:family="text"/>
    <style:style style:name="T14_99" style:family="text"/>
    <style:style style:name="T14_100" style:family="text"/>
    <style:style style:name="T14_101" style:family="text"/>
    <style:style style:name="T14_102" style:family="text"/>
    <style:style style:name="T14_103" style:family="text"/>
    <style:style style:name="T14_104" style:family="text"/>
    <style:style style:name="T14_105" style:family="text"/>
    <style:style style:name="T14_106" style:family="text"/>
    <style:style style:name="T14_107" style:family="text"/>
    <style:style style:name="T14_108" style:family="text"/>
    <style:style style:name="T14_109" style:family="text"/>
    <style:style style:name="T14_110" style:family="text"/>
    <style:style style:name="T14_111" style:family="text"/>
    <style:style style:name="T14_112" style:family="text"/>
    <style:style style:name="T14_113" style:family="text"/>
    <style:style style:name="T14_114" style:family="text"/>
    <style:style style:name="T14_115" style:family="text"/>
    <style:style style:name="T14_116" style:family="text"/>
    <style:style style:name="T14_117" style:family="text"/>
    <style:style style:name="T14_118" style:family="text"/>
    <style:style style:name="T14_119" style:family="text"/>
    <style:style style:name="T14_120" style:family="text"/>
    <style:style style:name="T14_121" style:family="text"/>
    <style:style style:name="T14_122" style:family="text"/>
    <style:style style:name="T14_123" style:family="text"/>
    <style:style style:name="T14_124" style:family="text"/>
    <style:style style:name="T14_125" style:family="text"/>
    <style:style style:name="T14_126" style:family="text"/>
    <style:style style:name="T14_127" style:family="text"/>
    <style:style style:name="T14_128" style:family="text"/>
    <style:style style:name="T14_129" style:family="text"/>
    <style:style style:name="T14_130" style:family="text">
      <style:text-properties fo:color="#1155cc" style:text-underline-style="solid" style:text-underline-color="font-color"/>
    </style:style>
    <style:style style:name="T14_131" style:family="text"/>
    <style:style style:name="T14_132" style:family="text">
      <style:text-properties fo:color="#1155cc" style:text-underline-style="solid" style:text-underline-color="font-color"/>
    </style:style>
    <style:style style:name="T14_133" style:family="text"/>
    <style:style style:name="T14_134" style:family="text">
      <style:text-properties fo:color="#1155cc" style:text-underline-style="solid" style:text-underline-color="font-color"/>
    </style:style>
    <style:style style:name="T14_135" style:family="text"/>
    <style:style style:name="T14_136" style:family="text"/>
    <style:style style:name="T14_137" style:family="text"/>
    <style:style style:name="T14_138" style:family="text"/>
    <style:style style:name="T14_139" style:family="text"/>
    <style:style style:name="T14_140" style:family="text"/>
    <style:style style:name="T14_141" style:family="text"/>
    <style:style style:name="T14_142" style:family="text"/>
    <style:style style:name="T14_143" style:family="text"/>
    <style:style style:name="T14_144" style:family="text"/>
    <style:style style:name="T14_145" style:family="text"/>
    <style:style style:name="T14_146" style:family="text"/>
    <style:style style:name="T14_147" style:family="text"/>
    <style:style style:name="T14_148" style:family="text"/>
    <style:style style:name="T14_149" style:family="text"/>
    <style:style style:name="T14_150" style:family="text"/>
    <style:style style:name="T14_151" style:family="text"/>
    <style:style style:name="T14_152" style:family="text"/>
    <style:style style:name="T14_153" style:family="text"/>
    <style:style style:name="T14_154" style:family="text"/>
    <style:style style:name="T14_155" style:family="text"/>
    <style:style style:name="T14_156" style:family="text"/>
    <style:style style:name="T14_157" style:family="text"/>
    <style:style style:name="T14_158" style:family="text"/>
    <style:style style:name="T14_159" style:family="text"/>
    <style:style style:name="P15" style:family="paragraph" style:parent-style-name="Standard">
      <style:paragraph-properties fo:text-align="justify" fo:break-before="auto" fo:line-height="115%" style:writing-mode="lr-tb"/>
    </style:style>
    <style:style style:name="P16" style:family="paragraph" style:parent-style-name="Standard">
      <style:paragraph-properties fo:text-align="justify" fo:break-before="auto" fo:line-height="115%" style:writing-mode="lr-tb"/>
    </style:style>
    <style:style style:name="T16_1" style:family="text"/>
    <style:style style:name="T16_2" style:family="text"/>
    <style:style style:name="T16_3" style:family="text"/>
    <style:style style:name="T16_4" style:family="text"/>
    <style:style style:name="T16_5" style:family="text"/>
    <style:style style:name="T16_6" style:family="text"/>
    <style:style style:name="T16_7" style:family="text"/>
    <style:style style:name="T16_8" style:family="text"/>
    <style:style style:name="T16_9" style:family="text"/>
    <style:style style:name="T16_10" style:family="text"/>
    <style:style style:name="P17" style:family="paragraph" style:parent-style-name="Standard">
      <style:paragraph-properties fo:text-align="justify" fo:break-before="auto" fo:line-height="115%" style:writing-mode="lr-tb"/>
    </style:style>
    <style:style style:name="T17_1" style:family="text"/>
    <style:style style:name="T17_2" style:family="text"/>
    <style:style style:name="T17_3" style:family="text"/>
    <style:style style:name="T17_4" style:family="text"/>
    <style:style style:name="T17_5" style:family="text"/>
    <style:style style:name="T17_6" style:family="text"/>
    <style:style style:name="T17_7" style:family="text"/>
    <style:style style:name="T17_8" style:family="text"/>
    <style:style style:name="T17_9" style:family="text"/>
    <style:style style:name="T17_10" style:family="text"/>
    <style:style style:name="T17_11" style:family="text"/>
    <style:style style:name="T17_12" style:family="text"/>
    <style:style style:name="T17_13" style:family="text"/>
    <style:style style:name="T17_14" style:family="text"/>
    <style:style style:name="T17_15" style:family="text"/>
    <style:style style:name="T17_16" style:family="text"/>
    <style:style style:name="T17_17" style:family="text"/>
    <style:style style:name="T17_18" style:family="text"/>
    <style:style style:name="T17_19" style:family="text"/>
    <style:style style:name="T17_20" style:family="text"/>
    <style:style style:name="T17_21" style:family="text"/>
    <style:style style:name="T17_22" style:family="text"/>
    <style:style style:name="T17_23" style:family="text"/>
    <style:style style:name="P18" style:family="paragraph" style:parent-style-name="Standard">
      <style:paragraph-properties fo:text-align="justify" fo:break-before="auto" fo:line-height="115%" style:writing-mode="lr-tb"/>
    </style:style>
    <style:style style:name="P19" style:family="paragraph" style:parent-style-name="Standard">
      <style:paragraph-properties fo:text-align="justify" fo:break-before="auto" fo:line-height="115%" style:writing-mode="lr-tb"/>
    </style:style>
    <style:style style:name="T19_1" style:family="text"/>
    <style:style style:name="T19_2" style:family="text"/>
    <style:style style:name="P20" style:family="paragraph" style:parent-style-name="Standard">
      <style:paragraph-properties fo:text-align="justify" fo:break-before="auto" fo:line-height="115%" style:writing-mode="lr-tb"/>
    </style:style>
    <style:style style:name="P21" style:family="paragraph" style:parent-style-name="Standard">
      <style:paragraph-properties fo:text-align="justify" fo:break-before="auto" fo:line-height="115%" style:writing-mode="lr-tb"/>
    </style:style>
    <style:style style:name="T21_1" style:family="text"/>
    <style:style style:name="T21_2" style:family="text"/>
    <style:style style:name="T21_3" style:family="text"/>
    <style:style style:name="T21_4" style:family="text"/>
    <style:style style:name="T21_5" style:family="text"/>
    <style:style style:name="T21_6" style:family="text"/>
    <style:style style:name="T21_7" style:family="text"/>
    <style:style style:name="T21_8" style:family="text"/>
    <style:style style:name="T21_9" style:family="text"/>
    <style:style style:name="T21_10" style:family="text"/>
    <style:style style:name="T21_11" style:family="text"/>
    <style:style style:name="P22" style:family="paragraph" style:parent-style-name="Standard">
      <style:paragraph-properties fo:text-align="justify" fo:break-before="auto" fo:line-height="115%" style:writing-mode="lr-tb"/>
    </style:style>
    <style:style style:name="P23" style:family="paragraph" style:parent-style-name="Standard">
      <style:paragraph-properties fo:text-align="justify" fo:break-before="auto" fo:line-height="115%" style:writing-mode="lr-tb"/>
    </style:style>
    <style:style style:name="T23_1" style:family="text"/>
    <style:style style:name="T23_2" style:family="text"/>
    <style:style style:name="T23_3" style:family="text"/>
    <style:style style:name="T23_4" style:family="text"/>
    <style:style style:name="T23_5" style:family="text"/>
    <style:style style:name="T23_6" style:family="text"/>
    <style:style style:name="T23_7" style:family="text"/>
    <style:style style:name="T23_8" style:family="text"/>
    <style:style style:name="T23_9" style:family="text"/>
    <style:style style:name="T23_10" style:family="text"/>
    <style:style style:name="T23_11" style:family="text"/>
    <style:style style:name="T23_12" style:family="text"/>
    <style:style style:name="T23_13" style:family="text"/>
    <style:style style:name="T23_14" style:family="text"/>
    <style:style style:name="T23_15" style:family="text"/>
    <style:style style:name="T23_16" style:family="text"/>
    <style:style style:name="T23_17" style:family="text"/>
    <style:style style:name="T23_18" style:family="text"/>
    <style:style style:name="T23_19" style:family="text"/>
    <style:style style:name="T23_20" style:family="text"/>
    <style:style style:name="T23_21" style:family="text"/>
    <style:style style:name="T23_22" style:family="text"/>
    <style:style style:name="T23_23" style:family="text"/>
    <style:style style:name="T23_24" style:family="text"/>
    <style:style style:name="T23_25" style:family="text"/>
    <style:style style:name="T23_26" style:family="text"/>
    <style:style style:name="T23_27" style:family="text"/>
    <style:style style:name="T23_28" style:family="text"/>
    <style:style style:name="T23_29" style:family="text"/>
    <style:style style:name="T23_30" style:family="text"/>
    <style:style style:name="T23_31" style:family="text"/>
    <style:style style:name="T23_32" style:family="text"/>
    <style:style style:name="T23_33" style:family="text"/>
    <style:style style:name="T23_34" style:family="text"/>
    <style:style style:name="T23_35" style:family="text"/>
    <style:style style:name="T23_36" style:family="text"/>
    <style:style style:name="T23_37" style:family="text"/>
    <style:style style:name="T23_38" style:family="text"/>
    <style:style style:name="T23_39" style:family="text"/>
    <style:style style:name="T23_40" style:family="text"/>
    <style:style style:name="T23_41" style:family="text"/>
    <style:style style:name="T23_42" style:family="text"/>
    <style:style style:name="T23_43" style:family="text"/>
    <style:style style:name="T23_44" style:family="text"/>
    <style:style style:name="T23_45" style:family="text"/>
    <style:style style:name="T23_46" style:family="text"/>
    <style:style style:name="T23_47" style:family="text"/>
    <style:style style:name="T23_48" style:family="text"/>
    <style:style style:name="T23_49" style:family="text"/>
    <style:style style:name="T23_50" style:family="text"/>
    <style:style style:name="T23_51" style:family="text"/>
    <style:style style:name="T23_52" style:family="text"/>
    <style:style style:name="T23_53" style:family="text"/>
    <style:style style:name="T23_54" style:family="text"/>
    <style:style style:name="T23_55" style:family="text"/>
    <style:style style:name="T23_56" style:family="text"/>
    <style:style style:name="T23_57" style:family="text"/>
    <style:style style:name="T23_58" style:family="text"/>
    <style:style style:name="T23_59" style:family="text"/>
    <style:style style:name="T23_60" style:family="text"/>
    <style:style style:name="T23_61" style:family="text"/>
    <style:style style:name="T23_62" style:family="text"/>
    <style:style style:name="T23_63" style:family="text"/>
    <style:style style:name="T23_64" style:family="text"/>
    <style:style style:name="T23_65" style:family="text"/>
    <style:style style:name="T23_66" style:family="text"/>
    <style:style style:name="T23_67" style:family="text"/>
    <style:style style:name="T23_68" style:family="text"/>
    <style:style style:name="T23_69" style:family="text"/>
    <style:style style:name="T23_70" style:family="text"/>
    <style:style style:name="T23_71" style:family="text"/>
    <style:style style:name="T23_72" style:family="text"/>
    <style:style style:name="T23_73" style:family="text"/>
    <style:style style:name="T23_74" style:family="text"/>
    <style:style style:name="T23_75" style:family="text"/>
    <style:style style:name="T23_76" style:family="text"/>
    <style:style style:name="T23_77" style:family="text"/>
    <style:style style:name="T23_78" style:family="text"/>
    <style:style style:name="T23_79" style:family="text"/>
    <style:style style:name="T23_80" style:family="text"/>
    <style:style style:name="T23_81" style:family="text"/>
    <style:style style:name="T23_82" style:family="text"/>
    <style:style style:name="T23_83" style:family="text"/>
    <style:style style:name="T23_84" style:family="text"/>
    <style:style style:name="T23_85" style:family="text"/>
    <style:style style:name="T23_86" style:family="text"/>
    <style:style style:name="T23_87" style:family="text"/>
    <style:style style:name="T23_88" style:family="text"/>
    <style:style style:name="T23_89" style:family="text"/>
    <style:style style:name="T23_90" style:family="text"/>
    <style:style style:name="T23_91" style:family="text"/>
    <style:style style:name="T23_92" style:family="text"/>
    <style:style style:name="T23_93" style:family="text"/>
    <style:style style:name="T23_94" style:family="text"/>
    <style:style style:name="T23_95" style:family="text"/>
    <style:style style:name="T23_96" style:family="text"/>
    <style:style style:name="T23_97" style:family="text"/>
    <style:style style:name="T23_98" style:family="text"/>
    <style:style style:name="T23_99" style:family="text"/>
    <style:style style:name="T23_100" style:family="text"/>
    <style:style style:name="T23_101" style:family="text"/>
    <style:style style:name="T23_102" style:family="text"/>
    <style:style style:name="T23_103" style:family="text"/>
    <style:style style:name="T23_104" style:family="text"/>
    <style:style style:name="T23_105" style:family="text"/>
    <style:style style:name="T23_106" style:family="text"/>
    <style:style style:name="T23_107" style:family="text"/>
    <style:style style:name="T23_108" style:family="text"/>
    <style:style style:name="T23_109" style:family="text"/>
    <style:style style:name="T23_110" style:family="text"/>
    <style:style style:name="T23_111" style:family="text"/>
    <style:style style:name="T23_112" style:family="text"/>
    <style:style style:name="T23_113" style:family="text"/>
    <style:style style:name="T23_114" style:family="text"/>
    <style:style style:name="T23_115" style:family="text"/>
    <style:style style:name="T23_116" style:family="text"/>
    <style:style style:name="T23_117" style:family="text"/>
    <style:style style:name="T23_118" style:family="text"/>
    <style:style style:name="T23_119" style:family="text"/>
    <style:style style:name="T23_120" style:family="text"/>
    <style:style style:name="T23_121" style:family="text"/>
    <style:style style:name="T23_122" style:family="text"/>
    <style:style style:name="T23_123" style:family="text"/>
    <style:style style:name="T23_124" style:family="text">
      <style:text-properties fo:color="#1155cc" style:text-underline-style="solid" style:text-underline-color="font-color"/>
    </style:style>
    <style:style style:name="T23_125" style:family="text"/>
    <style:style style:name="T23_126" style:family="text">
      <style:text-properties fo:color="#1155cc" style:text-underline-style="solid" style:text-underline-color="font-color"/>
    </style:style>
    <style:style style:name="T23_127" style:family="text"/>
    <style:style style:name="T23_128" style:family="text">
      <style:text-properties fo:color="#1155cc" style:text-underline-style="solid" style:text-underline-color="font-color"/>
    </style:style>
    <style:style style:name="T23_129" style:family="text"/>
    <style:style style:name="T23_130" style:family="text">
      <style:text-properties fo:color="#1155cc" style:text-underline-style="solid" style:text-underline-color="font-color"/>
    </style:style>
    <style:style style:name="T23_131" style:family="text"/>
    <style:style style:name="T23_132" style:family="text">
      <style:text-properties fo:color="#1155cc" style:text-underline-style="solid" style:text-underline-color="font-color"/>
    </style:style>
    <style:style style:name="T23_133" style:family="text"/>
    <style:style style:name="P24" style:family="paragraph" style:parent-style-name="Standard">
      <style:paragraph-properties fo:text-align="justify" fo:break-before="auto" fo:line-height="115%" style:writing-mode="lr-tb"/>
    </style:style>
    <style:style style:name="P25" style:family="paragraph" style:parent-style-name="Standard">
      <style:paragraph-properties fo:text-align="justify" fo:break-before="auto" fo:line-height="115%" style:writing-mode="lr-tb"/>
    </style:style>
    <style:style style:name="T25_1" style:family="text"/>
    <style:style style:name="T25_2" style:family="text"/>
    <style:style style:name="T25_3" style:family="text"/>
    <style:style style:name="T25_4" style:family="text">
      <style:text-properties fo:color="#1155cc" style:text-underline-style="solid" style:text-underline-color="font-color"/>
    </style:style>
    <style:style style:name="T25_5" style:family="text"/>
    <style:style style:name="T25_6" style:family="text">
      <style:text-properties fo:color="#1155cc" style:text-underline-style="solid" style:text-underline-color="font-color"/>
    </style:style>
    <style:style style:name="T25_7" style:family="text"/>
    <style:style style:name="T25_8" style:family="text">
      <style:text-properties fo:color="#1155cc" style:text-underline-style="solid" style:text-underline-color="font-color"/>
    </style:style>
    <style:style style:name="T25_9" style:family="text"/>
    <style:style style:name="T25_10" style:family="text">
      <style:text-properties fo:color="#1155cc" style:text-underline-style="solid" style:text-underline-color="font-color"/>
    </style:style>
    <style:style style:name="T25_11" style:family="text"/>
    <style:style style:name="T25_12" style:family="text">
      <style:text-properties fo:color="#1155cc" style:text-underline-style="solid" style:text-underline-color="font-color"/>
    </style:style>
    <style:style style:name="T25_13" style:family="text"/>
    <style:style style:name="T25_14" style:family="text">
      <style:text-properties fo:color="#1155cc" style:text-underline-style="solid" style:text-underline-color="font-color"/>
    </style:style>
    <style:style style:name="T25_15" style:family="text"/>
    <style:style style:name="T25_16" style:family="text">
      <style:text-properties fo:color="#1155cc" style:text-underline-style="solid" style:text-underline-color="font-color"/>
    </style:style>
    <style:style style:name="T25_17" style:family="text"/>
    <style:style style:name="T25_18" style:family="text">
      <style:text-properties fo:color="#1155cc" style:text-underline-style="solid" style:text-underline-color="font-color"/>
    </style:style>
    <style:style style:name="T25_19" style:family="text"/>
    <style:style style:name="T25_20" style:family="text">
      <style:text-properties fo:color="#1155cc" style:text-underline-style="solid" style:text-underline-color="font-color"/>
    </style:style>
    <style:style style:name="T25_21" style:family="text"/>
    <style:style style:name="T25_22" style:family="text">
      <style:text-properties fo:color="#1155cc" style:text-underline-style="solid" style:text-underline-color="font-color"/>
    </style:style>
    <style:style style:name="T25_23" style:family="text"/>
    <style:style style:name="T25_24" style:family="text">
      <style:text-properties fo:color="#1155cc" style:text-underline-style="solid" style:text-underline-color="font-color"/>
    </style:style>
    <style:style style:name="T25_25" style:family="text"/>
    <style:style style:name="T25_26" style:family="text">
      <style:text-properties fo:color="#1155cc" style:text-underline-style="solid" style:text-underline-color="font-color"/>
    </style:style>
    <style:style style:name="T25_27" style:family="text"/>
    <style:style style:name="T25_28" style:family="text">
      <style:text-properties fo:color="#1155cc" style:text-underline-style="solid" style:text-underline-color="font-color"/>
    </style:style>
    <style:style style:name="T25_29" style:family="text"/>
    <style:style style:name="T25_30" style:family="text">
      <style:text-properties fo:color="#1155cc" style:text-underline-style="solid" style:text-underline-color="font-color"/>
    </style:style>
    <style:style style:name="T25_31" style:family="text"/>
    <style:style style:name="T25_32" style:family="text">
      <style:text-properties fo:color="#1155cc" style:text-underline-style="solid" style:text-underline-color="font-color"/>
    </style:style>
    <style:style style:name="T25_33" style:family="text"/>
    <style:style style:name="T25_34" style:family="text">
      <style:text-properties fo:color="#1155cc" style:text-underline-style="solid" style:text-underline-color="font-color"/>
    </style:style>
    <style:style style:name="T25_35" style:family="text"/>
    <style:style style:name="T25_36" style:family="text">
      <style:text-properties fo:color="#1155cc" style:text-underline-style="solid" style:text-underline-color="font-color"/>
    </style:style>
    <style:style style:name="T25_37" style:family="text"/>
    <style:style style:name="T25_38" style:family="text">
      <style:text-properties fo:color="#1155cc" style:text-underline-style="solid" style:text-underline-color="font-color"/>
    </style:style>
    <style:style style:name="T25_39" style:family="text"/>
    <style:style style:name="T25_40" style:family="text">
      <style:text-properties fo:color="#1155cc" style:text-underline-style="solid" style:text-underline-color="font-color"/>
    </style:style>
    <style:style style:name="T25_41" style:family="text"/>
    <style:style style:name="T25_42" style:family="text">
      <style:text-properties fo:color="#1155cc" style:text-underline-style="solid" style:text-underline-color="font-color"/>
    </style:style>
    <style:style style:name="T25_43" style:family="text"/>
    <style:style style:name="T25_44" style:family="text">
      <style:text-properties fo:color="#1155cc" style:text-underline-style="solid" style:text-underline-color="font-color"/>
    </style:style>
    <style:style style:name="T25_45" style:family="text"/>
    <style:style style:name="T25_46" style:family="text">
      <style:text-properties fo:color="#1155cc" style:text-underline-style="solid" style:text-underline-color="font-color"/>
    </style:style>
    <style:style style:name="T25_47" style:family="text"/>
    <style:style style:name="T25_48" style:family="text">
      <style:text-properties fo:color="#1155cc" style:text-underline-style="solid" style:text-underline-color="font-color"/>
    </style:style>
    <style:style style:name="T25_49" style:family="text"/>
    <style:style style:name="T25_50" style:family="text">
      <style:text-properties fo:color="#1155cc" style:text-underline-style="solid" style:text-underline-color="font-color"/>
    </style:style>
    <style:style style:name="T25_51" style:family="text"/>
    <style:style style:name="P26" style:family="paragraph" style:parent-style-name="Standard">
      <style:paragraph-properties fo:text-align="justify" fo:break-before="auto" fo:line-height="115%" style:writing-mode="lr-tb"/>
    </style:style>
    <style:style style:name="T26_1" style:family="text"/>
    <style:style style:name="T26_2" style:family="text"/>
    <style:style style:name="T26_3" style:family="text"/>
    <style:style style:name="T26_4" style:family="text">
      <style:text-properties fo:color="#1155cc" style:text-underline-style="solid" style:text-underline-color="font-color"/>
    </style:style>
    <style:style style:name="T26_5" style:family="text"/>
    <style:style style:name="T26_6" style:family="text">
      <style:text-properties fo:color="#1155cc" style:text-underline-style="solid" style:text-underline-color="font-color"/>
    </style:style>
    <style:style style:name="T26_7" style:family="text"/>
    <style:style style:name="T26_8" style:family="text">
      <style:text-properties fo:color="#1155cc" style:text-underline-style="solid" style:text-underline-color="font-color"/>
    </style:style>
    <style:style style:name="T26_9" style:family="text"/>
    <style:style style:name="T26_10" style:family="text">
      <style:text-properties fo:color="#1155cc" style:text-underline-style="solid" style:text-underline-color="font-color"/>
    </style:style>
    <style:style style:name="T26_11" style:family="text"/>
    <style:style style:name="T26_12" style:family="text">
      <style:text-properties fo:color="#1155cc" style:text-underline-style="solid" style:text-underline-color="font-color"/>
    </style:style>
    <style:style style:name="T26_13" style:family="text"/>
    <style:style style:name="T26_14" style:family="text">
      <style:text-properties fo:color="#1155cc" style:text-underline-style="solid" style:text-underline-color="font-color"/>
    </style:style>
    <style:style style:name="T26_15" style:family="text"/>
    <style:style style:name="T26_16" style:family="text">
      <style:text-properties fo:color="#1155cc" style:text-underline-style="solid" style:text-underline-color="font-color"/>
    </style:style>
    <style:style style:name="T26_17" style:family="text"/>
    <style:style style:name="T26_18" style:family="text">
      <style:text-properties fo:color="#1155cc" style:text-underline-style="solid" style:text-underline-color="font-color"/>
    </style:style>
    <style:style style:name="T26_19" style:family="text"/>
    <style:style style:name="T26_20" style:family="text">
      <style:text-properties fo:color="#1155cc" style:text-underline-style="solid" style:text-underline-color="font-color"/>
    </style:style>
    <style:style style:name="T26_21" style:family="text"/>
    <style:style style:name="T26_22" style:family="text">
      <style:text-properties fo:color="#1155cc" style:text-underline-style="solid" style:text-underline-color="font-color"/>
    </style:style>
    <style:style style:name="T26_23" style:family="text"/>
    <style:style style:name="T26_24" style:family="text">
      <style:text-properties fo:color="#1155cc" style:text-underline-style="solid" style:text-underline-color="font-color"/>
    </style:style>
    <style:style style:name="T26_25" style:family="text"/>
    <style:style style:name="T26_26" style:family="text"/>
    <style:style style:name="T26_27" style:family="text"/>
    <style:style style:name="T26_28" style:family="text"/>
    <style:style style:name="T26_29" style:family="text"/>
    <style:style style:name="T26_30" style:family="text"/>
    <style:style style:name="T26_31" style:family="text"/>
    <style:style style:name="T26_32" style:family="text"/>
    <style:style style:name="T26_33" style:family="text"/>
    <style:style style:name="T26_34" style:family="text"/>
    <style:style style:name="T26_35" style:family="text"/>
    <style:style style:name="T26_36" style:family="text"/>
    <style:style style:name="T26_37" style:family="text"/>
    <style:style style:name="T26_38" style:family="text"/>
    <style:style style:name="T26_39" style:family="text"/>
    <style:style style:name="T26_40" style:family="text"/>
    <style:style style:name="T26_41" style:family="text"/>
    <style:style style:name="T26_42" style:family="text"/>
    <style:style style:name="T26_43" style:family="text"/>
    <style:style style:name="T26_44" style:family="text"/>
    <style:style style:name="T26_45" style:family="text"/>
    <style:style style:name="T26_46" style:family="text"/>
    <style:style style:name="T26_47" style:family="text"/>
    <style:style style:name="T26_48" style:family="text"/>
    <style:style style:name="T26_49" style:family="text"/>
    <style:style style:name="T26_50" style:family="text"/>
    <style:style style:name="T26_51" style:family="text"/>
    <style:style style:name="T26_52" style:family="text"/>
    <style:style style:name="T26_53" style:family="text"/>
    <style:style style:name="T26_54" style:family="text"/>
    <style:style style:name="T26_55" style:family="text"/>
    <style:style style:name="T26_56" style:family="text"/>
    <style:style style:name="T26_57" style:family="text"/>
    <style:style style:name="T26_58" style:family="text"/>
    <style:style style:name="T26_59" style:family="text"/>
    <style:style style:name="T26_60" style:family="text"/>
    <style:style style:name="T26_61" style:family="text"/>
    <style:style style:name="T26_62" style:family="text"/>
    <style:style style:name="T26_63" style:family="text"/>
    <style:style style:name="T26_64" style:family="text"/>
    <style:style style:name="T26_65" style:family="text"/>
    <style:style style:name="T26_66" style:family="text"/>
    <style:style style:name="T26_67" style:family="text"/>
    <style:style style:name="P27" style:family="paragraph" style:parent-style-name="Standard">
      <style:paragraph-properties fo:text-align="justify" fo:break-before="auto" fo:line-height="115%" style:writing-mode="lr-tb"/>
    </style:style>
    <style:style style:name="P28" style:family="paragraph" style:parent-style-name="Standard">
      <style:paragraph-properties fo:text-align="justify" fo:break-before="auto" fo:line-height="115%" style:writing-mode="lr-tb"/>
    </style:style>
    <style:style style:name="T28_1" style:family="text"/>
    <style:style style:name="T28_2" style:family="text"/>
    <style:style style:name="P29" style:family="paragraph" style:parent-style-name="Standard">
      <style:paragraph-properties fo:text-align="justify" fo:break-before="auto" fo:line-height="115%" style:writing-mode="lr-tb"/>
    </style:style>
    <style:style style:name="P30" style:family="paragraph" style:parent-style-name="Standard">
      <style:paragraph-properties fo:text-align="justify" fo:break-before="auto" fo:line-height="115%" style:writing-mode="lr-tb"/>
    </style:style>
    <style:style style:name="T30_1" style:family="text"/>
    <style:style style:name="T30_2" style:family="text"/>
    <style:style style:name="T30_3" style:family="text"/>
    <style:style style:name="T30_4" style:family="text"/>
    <style:style style:name="T30_5" style:family="text"/>
    <style:style style:name="T30_6" style:family="text"/>
    <style:style style:name="T30_7" style:family="text"/>
    <style:style style:name="T30_8" style:family="text"/>
    <style:style style:name="T30_9" style:family="text"/>
    <style:style style:name="T30_10" style:family="text"/>
    <style:style style:name="T30_11" style:family="text"/>
    <style:style style:name="P31" style:family="paragraph" style:parent-style-name="Standard">
      <style:paragraph-properties fo:text-align="justify" fo:break-before="auto" fo:line-height="115%" style:writing-mode="lr-tb"/>
    </style:style>
    <style:style style:name="P32" style:family="paragraph" style:parent-style-name="Standard">
      <style:paragraph-properties fo:text-align="justify" fo:break-before="auto" fo:line-height="115%" style:writing-mode="lr-tb"/>
    </style:style>
    <style:style style:name="T32_1" style:family="text"/>
    <style:style style:name="T32_2" style:family="text"/>
    <style:style style:name="T32_3" style:family="text"/>
    <style:style style:name="T32_4" style:family="text"/>
    <style:style style:name="T32_5" style:family="text"/>
    <style:style style:name="T32_6" style:family="text"/>
    <style:style style:name="T32_7" style:family="text"/>
    <style:style style:name="T32_8" style:family="text"/>
    <style:style style:name="T32_9" style:family="text"/>
    <style:style style:name="T32_10" style:family="text"/>
    <style:style style:name="T32_11" style:family="text"/>
    <style:style style:name="T32_12" style:family="text"/>
    <style:style style:name="T32_13" style:family="text"/>
    <style:style style:name="T32_14" style:family="text"/>
    <style:style style:name="T32_15" style:family="text"/>
    <style:style style:name="T32_16" style:family="text"/>
    <style:style style:name="T32_17" style:family="text"/>
    <style:style style:name="T32_18" style:family="text"/>
    <style:style style:name="T32_19" style:family="text"/>
    <style:style style:name="T32_20" style:family="text"/>
    <style:style style:name="T32_21" style:family="text"/>
    <style:style style:name="T32_22" style:family="text"/>
    <style:style style:name="T32_23" style:family="text"/>
    <style:style style:name="T32_24" style:family="text"/>
    <style:style style:name="T32_25" style:family="text"/>
    <style:style style:name="T32_26" style:family="text"/>
    <style:style style:name="T32_27" style:family="text"/>
    <style:style style:name="T32_28" style:family="text"/>
    <style:style style:name="T32_29" style:family="text"/>
    <style:style style:name="T32_30" style:family="text"/>
    <style:style style:name="T32_31" style:family="text"/>
    <style:style style:name="T32_32" style:family="text"/>
    <style:style style:name="T32_33" style:family="text"/>
    <style:style style:name="T32_34" style:family="text"/>
    <style:style style:name="T32_35" style:family="text"/>
    <style:style style:name="T32_36" style:family="text"/>
    <style:style style:name="T32_37" style:family="text"/>
    <style:style style:name="T32_38" style:family="text"/>
    <style:style style:name="T32_39" style:family="text"/>
    <style:style style:name="T32_40" style:family="text"/>
    <style:style style:name="T32_41" style:family="text"/>
    <style:style style:name="T32_42" style:family="text"/>
    <style:style style:name="T32_43" style:family="text"/>
    <style:style style:name="T32_44" style:family="text"/>
    <style:style style:name="T32_45" style:family="text"/>
    <style:style style:name="T32_46" style:family="text"/>
    <style:style style:name="T32_47" style:family="text"/>
    <style:style style:name="T32_48" style:family="text"/>
    <style:style style:name="T32_49" style:family="text"/>
    <style:style style:name="T32_50" style:family="text"/>
    <style:style style:name="T32_51" style:family="text"/>
    <style:style style:name="T32_52" style:family="text"/>
    <style:style style:name="T32_53" style:family="text"/>
    <style:style style:name="T32_54" style:family="text"/>
    <style:style style:name="T32_55" style:family="text"/>
    <style:style style:name="T32_56" style:family="text"/>
    <style:style style:name="T32_57" style:family="text"/>
    <style:style style:name="T32_58" style:family="text"/>
    <style:style style:name="T32_59" style:family="text"/>
    <style:style style:name="T32_60" style:family="text"/>
    <style:style style:name="T32_61" style:family="text"/>
    <style:style style:name="T32_62" style:family="text"/>
    <style:style style:name="T32_63" style:family="text"/>
    <style:style style:name="T32_64" style:family="text"/>
    <style:style style:name="T32_65" style:family="text"/>
    <style:style style:name="T32_66" style:family="text"/>
    <style:style style:name="T32_67" style:family="text"/>
    <style:style style:name="T32_68" style:family="text"/>
    <style:style style:name="T32_69" style:family="text"/>
    <style:style style:name="T32_70" style:family="text"/>
    <style:style style:name="T32_71" style:family="text"/>
    <style:style style:name="T32_72" style:family="text"/>
    <style:style style:name="T32_73" style:family="text"/>
    <style:style style:name="T32_74" style:family="text"/>
    <style:style style:name="T32_75" style:family="text"/>
    <style:style style:name="T32_76" style:family="text"/>
    <style:style style:name="T32_77" style:family="text"/>
    <style:style style:name="T32_78" style:family="text"/>
    <style:style style:name="T32_79" style:family="text"/>
    <style:style style:name="T32_80" style:family="text"/>
    <style:style style:name="T32_81" style:family="text"/>
    <style:style style:name="T32_82" style:family="text"/>
    <style:style style:name="T32_83" style:family="text"/>
    <style:style style:name="T32_84" style:family="text"/>
    <style:style style:name="T32_85" style:family="text"/>
    <style:style style:name="T32_86" style:family="text"/>
    <style:style style:name="T32_87" style:family="text"/>
    <style:style style:name="T32_88" style:family="text"/>
    <style:style style:name="T32_89" style:family="text"/>
    <style:style style:name="T32_90" style:family="text">
      <style:text-properties fo:color="#1155cc" style:text-underline-style="solid" style:text-underline-color="font-color"/>
    </style:style>
    <style:style style:name="T32_91" style:family="text"/>
    <style:style style:name="T32_92" style:family="text"/>
    <style:style style:name="T32_93" style:family="text"/>
    <style:style style:name="T32_94" style:family="text"/>
    <style:style style:name="T32_95" style:family="text"/>
    <style:style style:name="T32_96" style:family="text"/>
    <style:style style:name="T32_97" style:family="text"/>
    <style:style style:name="T32_98" style:family="text"/>
    <style:style style:name="T32_99" style:family="text"/>
    <style:style style:name="T32_100" style:family="text"/>
    <style:style style:name="T32_101" style:family="text"/>
    <style:style style:name="T32_102" style:family="text"/>
    <style:style style:name="T32_103" style:family="text"/>
    <style:style style:name="T32_104" style:family="text"/>
    <style:style style:name="T32_105" style:family="text"/>
    <style:style style:name="T32_106" style:family="text"/>
    <style:style style:name="T32_107" style:family="text"/>
    <style:style style:name="T32_108" style:family="text"/>
    <style:style style:name="T32_109" style:family="text"/>
    <style:style style:name="T32_110" style:family="text"/>
    <style:style style:name="T32_111" style:family="text"/>
    <style:style style:name="T32_112" style:family="text"/>
    <style:style style:name="T32_113" style:family="text"/>
    <style:style style:name="T32_114" style:family="text"/>
    <style:style style:name="T32_115" style:family="text"/>
    <style:style style:name="T32_116" style:family="text"/>
    <style:style style:name="T32_117" style:family="text"/>
    <style:style style:name="T32_118" style:family="text"/>
    <style:style style:name="T32_119" style:family="text"/>
    <style:style style:name="T32_120" style:family="text"/>
    <style:style style:name="T32_121" style:family="text"/>
    <style:style style:name="T32_122" style:family="text"/>
    <style:style style:name="T32_123" style:family="text"/>
    <style:style style:name="T32_124" style:family="text"/>
    <style:style style:name="T32_125" style:family="text"/>
    <style:style style:name="T32_126" style:family="text"/>
    <style:style style:name="T32_127" style:family="text"/>
    <style:style style:name="T32_128" style:family="text"/>
    <style:style style:name="T32_129" style:family="text"/>
    <style:style style:name="T32_130" style:family="text"/>
    <style:style style:name="T32_131" style:family="text"/>
    <style:style style:name="P33" style:family="paragraph" style:parent-style-name="Standard">
      <style:paragraph-properties fo:text-align="justify" fo:break-before="auto" fo:line-height="115%" style:writing-mode="lr-tb"/>
    </style:style>
    <style:style style:name="P34" style:family="paragraph" style:parent-style-name="Standard">
      <style:paragraph-properties fo:text-align="justify" fo:break-before="auto" fo:line-height="115%" style:writing-mode="lr-tb"/>
    </style:style>
    <style:style style:name="T34_1" style:family="text"/>
    <style:style style:name="T34_2" style:family="text"/>
    <style:style style:name="T34_3" style:family="text"/>
    <style:style style:name="T34_4" style:family="text">
      <style:text-properties fo:color="#1155cc" style:text-underline-style="solid" style:text-underline-color="font-color"/>
    </style:style>
    <style:style style:name="T34_5" style:family="text"/>
    <style:style style:name="T34_6" style:family="text">
      <style:text-properties fo:color="#1155cc" style:text-underline-style="solid" style:text-underline-color="font-color"/>
    </style:style>
    <style:style style:name="T34_7" style:family="text"/>
    <style:style style:name="T34_8" style:family="text">
      <style:text-properties fo:color="#1155cc" style:text-underline-style="solid" style:text-underline-color="font-color"/>
    </style:style>
    <style:style style:name="T34_9" style:family="text"/>
    <style:style style:name="T34_10" style:family="text">
      <style:text-properties fo:color="#1155cc" style:text-underline-style="solid" style:text-underline-color="font-color"/>
    </style:style>
    <style:style style:name="T34_11" style:family="text"/>
    <style:style style:name="T34_12" style:family="text">
      <style:text-properties fo:color="#1155cc" style:text-underline-style="solid" style:text-underline-color="font-color"/>
    </style:style>
    <style:style style:name="T34_13" style:family="text"/>
    <style:style style:name="T34_14" style:family="text">
      <style:text-properties fo:color="#1155cc" style:text-underline-style="solid" style:text-underline-color="font-color"/>
    </style:style>
    <style:style style:name="T34_15" style:family="text"/>
    <style:style style:name="T34_16" style:family="text">
      <style:text-properties fo:color="#1155cc" style:text-underline-style="solid" style:text-underline-color="font-color"/>
    </style:style>
    <style:style style:name="T34_17" style:family="text"/>
    <style:style style:name="T34_18" style:family="text">
      <style:text-properties fo:color="#1155cc" style:text-underline-style="solid" style:text-underline-color="font-color"/>
    </style:style>
    <style:style style:name="T34_19" style:family="text"/>
    <style:style style:name="T34_20" style:family="text">
      <style:text-properties fo:color="#1155cc" style:text-underline-style="solid" style:text-underline-color="font-color"/>
    </style:style>
    <style:style style:name="T34_21" style:family="text"/>
    <style:style style:name="T34_22" style:family="text">
      <style:text-properties fo:color="#1155cc" style:text-underline-style="solid" style:text-underline-color="font-color"/>
    </style:style>
    <style:style style:name="T34_23" style:family="text"/>
    <style:style style:name="T34_24" style:family="text">
      <style:text-properties fo:color="#1155cc" style:text-underline-style="solid" style:text-underline-color="font-color"/>
    </style:style>
    <style:style style:name="T34_25" style:family="text"/>
    <style:style style:name="T34_26" style:family="text">
      <style:text-properties fo:color="#1155cc" style:text-underline-style="solid" style:text-underline-color="font-color"/>
    </style:style>
    <style:style style:name="P35" style:family="paragraph" style:parent-style-name="Standard">
      <style:paragraph-properties fo:text-align="justify" fo:break-before="auto" fo:line-height="115%" style:writing-mode="lr-tb"/>
    </style:style>
    <style:style style:name="T35_1" style:family="text"/>
    <style:style style:name="T35_2" style:family="text"/>
    <style:style style:name="T35_3" style:family="text"/>
    <style:style style:name="T35_4" style:family="text">
      <style:text-properties fo:color="#1155cc" style:text-underline-style="solid" style:text-underline-color="font-color"/>
    </style:style>
    <style:style style:name="T35_5" style:family="text"/>
    <style:style style:name="T35_6" style:family="text">
      <style:text-properties fo:color="#1155cc" style:text-underline-style="solid" style:text-underline-color="font-color"/>
    </style:style>
    <style:style style:name="T35_7" style:family="text"/>
    <style:style style:name="T35_8" style:family="text">
      <style:text-properties fo:color="#1155cc" style:text-underline-style="solid" style:text-underline-color="font-color"/>
    </style:style>
    <style:style style:name="T35_9" style:family="text"/>
    <style:style style:name="T35_10" style:family="text">
      <style:text-properties fo:color="#1155cc" style:text-underline-style="solid" style:text-underline-color="font-color"/>
    </style:style>
    <style:style style:name="T35_11" style:family="text"/>
    <style:style style:name="T35_12" style:family="text">
      <style:text-properties fo:color="#1155cc" style:text-underline-style="solid" style:text-underline-color="font-color"/>
    </style:style>
    <style:style style:name="T35_13" style:family="text"/>
    <style:style style:name="T35_14" style:family="text">
      <style:text-properties fo:color="#1155cc" style:text-underline-style="solid" style:text-underline-color="font-color"/>
    </style:style>
    <style:style style:name="T35_15" style:family="text"/>
    <style:style style:name="T35_16" style:family="text">
      <style:text-properties fo:color="#1155cc" style:text-underline-style="solid" style:text-underline-color="font-color"/>
    </style:style>
    <style:style style:name="T35_17" style:family="text"/>
    <style:style style:name="T35_18" style:family="text">
      <style:text-properties fo:color="#1155cc" style:text-underline-style="solid" style:text-underline-color="font-color"/>
    </style:style>
    <style:style style:name="T35_19" style:family="text"/>
    <style:style style:name="T35_20" style:family="text">
      <style:text-properties fo:color="#1155cc" style:text-underline-style="solid" style:text-underline-color="font-color"/>
    </style:style>
    <style:style style:name="T35_21" style:family="text"/>
    <style:style style:name="T35_22" style:family="text">
      <style:text-properties fo:color="#1155cc" style:text-underline-style="solid" style:text-underline-color="font-color"/>
    </style:style>
    <style:style style:name="T35_23" style:family="text"/>
    <style:style style:name="T35_24" style:family="text">
      <style:text-properties fo:color="#1155cc" style:text-underline-style="solid" style:text-underline-color="font-color"/>
    </style:style>
    <style:style style:name="T35_25" style:family="text"/>
    <style:style style:name="T35_26" style:family="text">
      <style:text-properties fo:color="#1155cc" style:text-underline-style="solid" style:text-underline-color="font-color"/>
    </style:style>
    <style:style style:name="T35_27" style:family="text"/>
    <style:style style:name="T35_28" style:family="text">
      <style:text-properties fo:color="#1155cc" style:text-underline-style="solid" style:text-underline-color="font-color"/>
    </style:style>
    <style:style style:name="T35_29" style:family="text"/>
    <style:style style:name="T35_30" style:family="text">
      <style:text-properties fo:color="#1155cc" style:text-underline-style="solid" style:text-underline-color="font-color"/>
    </style:style>
    <style:style style:name="T35_31" style:family="text"/>
    <style:style style:name="T35_32" style:family="text">
      <style:text-properties fo:color="#1155cc" style:text-underline-style="solid" style:text-underline-color="font-color"/>
    </style:style>
    <style:style style:name="T35_33" style:family="text"/>
    <style:style style:name="T35_34" style:family="text">
      <style:text-properties fo:color="#1155cc" style:text-underline-style="solid" style:text-underline-color="font-color"/>
    </style:style>
    <style:style style:name="T35_35" style:family="text"/>
    <style:style style:name="T35_36" style:family="text">
      <style:text-properties fo:color="#1155cc" style:text-underline-style="solid" style:text-underline-color="font-color"/>
    </style:style>
    <style:style style:name="T35_37" style:family="text"/>
    <style:style style:name="T35_38" style:family="text">
      <style:text-properties fo:color="#1155cc" style:text-underline-style="solid" style:text-underline-color="font-color"/>
    </style:style>
    <style:style style:name="T35_39" style:family="text"/>
    <style:style style:name="T35_40" style:family="text">
      <style:text-properties fo:color="#1155cc" style:text-underline-style="solid" style:text-underline-color="font-color"/>
    </style:style>
    <style:style style:name="T35_41" style:family="text"/>
    <style:style style:name="T35_42" style:family="text">
      <style:text-properties fo:color="#1155cc" style:text-underline-style="solid" style:text-underline-color="font-color"/>
    </style:style>
    <style:style style:name="T35_43" style:family="text"/>
    <style:style style:name="T35_44" style:family="text">
      <style:text-properties fo:color="#1155cc" style:text-underline-style="solid" style:text-underline-color="font-color"/>
    </style:style>
    <style:style style:name="T35_45" style:family="text"/>
    <style:style style:name="T35_46" style:family="text">
      <style:text-properties fo:color="#1155cc" style:text-underline-style="solid" style:text-underline-color="font-color"/>
    </style:style>
    <style:style style:name="T35_47" style:family="text"/>
    <style:style style:name="T35_48" style:family="text">
      <style:text-properties fo:color="#1155cc" style:text-underline-style="solid" style:text-underline-color="font-color"/>
    </style:style>
    <style:style style:name="T35_49" style:family="text"/>
    <style:style style:name="T35_50" style:family="text">
      <style:text-properties fo:color="#1155cc" style:text-underline-style="solid" style:text-underline-color="font-color"/>
    </style:style>
    <style:style style:name="T35_51" style:family="text"/>
    <style:style style:name="T35_52" style:family="text">
      <style:text-properties fo:color="#1155cc" style:text-underline-style="solid" style:text-underline-color="font-color"/>
    </style:style>
    <style:style style:name="T35_53" style:family="text"/>
    <style:style style:name="T35_54" style:family="text">
      <style:text-properties fo:color="#1155cc" style:text-underline-style="solid" style:text-underline-color="font-color"/>
    </style:style>
    <style:style style:name="T35_55" style:family="text"/>
    <style:style style:name="T35_56" style:family="text">
      <style:text-properties fo:color="#1155cc" style:text-underline-style="solid" style:text-underline-color="font-color"/>
    </style:style>
    <style:style style:name="T35_57" style:family="text"/>
    <style:style style:name="T35_58" style:family="text">
      <style:text-properties fo:color="#1155cc" style:text-underline-style="solid" style:text-underline-color="font-color"/>
    </style:style>
    <style:style style:name="T35_59" style:family="text"/>
    <style:style style:name="T35_60" style:family="text">
      <style:text-properties fo:color="#1155cc" style:text-underline-style="solid" style:text-underline-color="font-color"/>
    </style:style>
    <style:style style:name="T35_61" style:family="text"/>
    <style:style style:name="T35_62" style:family="text">
      <style:text-properties fo:color="#1155cc" style:text-underline-style="solid" style:text-underline-color="font-color"/>
    </style:style>
    <style:style style:name="T35_63" style:family="text"/>
    <style:style style:name="T35_64" style:family="text">
      <style:text-properties fo:color="#1155cc" style:text-underline-style="solid" style:text-underline-color="font-color"/>
    </style:style>
    <style:style style:name="T35_65" style:family="text"/>
    <style:style style:name="T35_66" style:family="text">
      <style:text-properties fo:color="#1155cc" style:text-underline-style="solid" style:text-underline-color="font-color"/>
    </style:style>
    <style:style style:name="T35_67" style:family="text"/>
    <style:style style:name="T35_68" style:family="text">
      <style:text-properties fo:color="#1155cc" style:text-underline-style="solid" style:text-underline-color="font-color"/>
    </style:style>
    <style:style style:name="T35_69" style:family="text"/>
    <style:style style:name="T35_70" style:family="text">
      <style:text-properties fo:color="#1155cc" style:text-underline-style="solid" style:text-underline-color="font-color"/>
    </style:style>
    <style:style style:name="T35_71" style:family="text"/>
    <style:style style:name="T35_72" style:family="text">
      <style:text-properties fo:color="#1155cc" style:text-underline-style="solid" style:text-underline-color="font-color"/>
    </style:style>
    <style:style style:name="T35_73" style:family="text"/>
    <style:style style:name="T35_74" style:family="text">
      <style:text-properties fo:color="#1155cc" style:text-underline-style="solid" style:text-underline-color="font-color"/>
    </style:style>
    <style:style style:name="T35_75" style:family="text"/>
    <style:style style:name="T35_76" style:family="text">
      <style:text-properties fo:color="#1155cc" style:text-underline-style="solid" style:text-underline-color="font-color"/>
    </style:style>
    <style:style style:name="T35_77" style:family="text"/>
    <style:style style:name="T35_78" style:family="text">
      <style:text-properties fo:color="#1155cc" style:text-underline-style="solid" style:text-underline-color="font-color"/>
    </style:style>
    <style:style style:name="T35_79" style:family="text"/>
    <style:style style:name="T35_80" style:family="text">
      <style:text-properties fo:color="#1155cc" style:text-underline-style="solid" style:text-underline-color="font-color"/>
    </style:style>
    <style:style style:name="T35_81" style:family="text"/>
    <style:style style:name="P36" style:family="paragraph" style:parent-style-name="Standard">
      <style:paragraph-properties fo:text-align="justify" fo:break-before="auto" fo:line-height="115%" style:writing-mode="lr-tb"/>
    </style:style>
    <style:style style:name="T36_1" style:family="text"/>
    <style:style style:name="T36_2" style:family="text"/>
    <style:style style:name="T36_3" style:family="text"/>
    <style:style style:name="T36_4" style:family="text"/>
    <style:style style:name="T36_5" style:family="text"/>
    <style:style style:name="T36_6" style:family="text">
      <style:text-properties fo:color="#1155cc" style:text-underline-style="solid" style:text-underline-color="font-color"/>
    </style:style>
    <style:style style:name="T36_7" style:family="text"/>
    <style:style style:name="T36_8" style:family="text">
      <style:text-properties fo:color="#1155cc" style:text-underline-style="solid" style:text-underline-color="font-color"/>
    </style:style>
    <style:style style:name="T36_9" style:family="text"/>
    <style:style style:name="T36_10" style:family="text">
      <style:text-properties fo:color="#1155cc" style:text-underline-style="solid" style:text-underline-color="font-color"/>
    </style:style>
    <style:style style:name="T36_11" style:family="text"/>
    <style:style style:name="T36_12" style:family="text">
      <style:text-properties fo:color="#1155cc" style:text-underline-style="solid" style:text-underline-color="font-color"/>
    </style:style>
    <style:style style:name="T36_13" style:family="text"/>
    <style:style style:name="T36_14" style:family="text">
      <style:text-properties fo:color="#1155cc" style:text-underline-style="solid" style:text-underline-color="font-color"/>
    </style:style>
    <style:style style:name="T36_15" style:family="text"/>
    <style:style style:name="T36_16" style:family="text">
      <style:text-properties fo:color="#1155cc" style:text-underline-style="solid" style:text-underline-color="font-color"/>
    </style:style>
    <style:style style:name="T36_17" style:family="text"/>
    <style:style style:name="T36_18" style:family="text">
      <style:text-properties fo:color="#1155cc" style:text-underline-style="solid" style:text-underline-color="font-color"/>
    </style:style>
    <style:style style:name="T36_19" style:family="text"/>
    <style:style style:name="T36_20" style:family="text">
      <style:text-properties fo:color="#1155cc" style:text-underline-style="solid" style:text-underline-color="font-color"/>
    </style:style>
    <style:style style:name="T36_21" style:family="text"/>
    <style:style style:name="T36_22" style:family="text">
      <style:text-properties fo:color="#1155cc" style:text-underline-style="solid" style:text-underline-color="font-color"/>
    </style:style>
    <style:style style:name="T36_23" style:family="text"/>
    <style:style style:name="T36_24" style:family="text">
      <style:text-properties fo:color="#1155cc" style:text-underline-style="solid" style:text-underline-color="font-color"/>
    </style:style>
    <style:style style:name="T36_25" style:family="text"/>
    <style:style style:name="T36_26" style:family="text">
      <style:text-properties fo:color="#1155cc" style:text-underline-style="solid" style:text-underline-color="font-color"/>
    </style:style>
    <style:style style:name="T36_27" style:family="text"/>
    <style:style style:name="T36_28" style:family="text">
      <style:text-properties fo:color="#1155cc" style:text-underline-style="solid" style:text-underline-color="font-color"/>
    </style:style>
    <style:style style:name="T36_29" style:family="text"/>
    <style:style style:name="T36_30" style:family="text">
      <style:text-properties fo:color="#1155cc" style:text-underline-style="solid" style:text-underline-color="font-color"/>
    </style:style>
    <style:style style:name="T36_31" style:family="text"/>
    <style:style style:name="T36_32" style:family="text">
      <style:text-properties fo:color="#1155cc" style:text-underline-style="solid" style:text-underline-color="font-color"/>
    </style:style>
    <style:style style:name="T36_33" style:family="text"/>
    <style:style style:name="T36_34" style:family="text">
      <style:text-properties fo:color="#1155cc" style:text-underline-style="solid" style:text-underline-color="font-color"/>
    </style:style>
    <style:style style:name="T36_35" style:family="text"/>
    <style:style style:name="T36_36" style:family="text">
      <style:text-properties fo:color="#1155cc" style:text-underline-style="solid" style:text-underline-color="font-color"/>
    </style:style>
    <style:style style:name="T36_37" style:family="text"/>
    <style:style style:name="T36_38" style:family="text">
      <style:text-properties fo:color="#1155cc" style:text-underline-style="solid" style:text-underline-color="font-color"/>
    </style:style>
    <style:style style:name="T36_39" style:family="text"/>
    <style:style style:name="T36_40" style:family="text">
      <style:text-properties fo:color="#1155cc" style:text-underline-style="solid" style:text-underline-color="font-color"/>
    </style:style>
    <style:style style:name="T36_41" style:family="text"/>
    <style:style style:name="T36_42" style:family="text">
      <style:text-properties fo:color="#1155cc" style:text-underline-style="solid" style:text-underline-color="font-color"/>
    </style:style>
    <style:style style:name="T36_43" style:family="text"/>
    <style:style style:name="T36_44" style:family="text">
      <style:text-properties fo:color="#1155cc" style:text-underline-style="solid" style:text-underline-color="font-color"/>
    </style:style>
    <style:style style:name="T36_45" style:family="text"/>
    <style:style style:name="T36_46" style:family="text">
      <style:text-properties fo:color="#1155cc" style:text-underline-style="solid" style:text-underline-color="font-color"/>
    </style:style>
    <style:style style:name="T36_47" style:family="text"/>
    <style:style style:name="T36_48" style:family="text">
      <style:text-properties fo:color="#1155cc" style:text-underline-style="solid" style:text-underline-color="font-color"/>
    </style:style>
    <style:style style:name="T36_49" style:family="text"/>
    <style:style style:name="T36_50" style:family="text">
      <style:text-properties fo:color="#1155cc" style:text-underline-style="solid" style:text-underline-color="font-color"/>
    </style:style>
    <style:style style:name="T36_51" style:family="text"/>
    <style:style style:name="T36_52" style:family="text">
      <style:text-properties fo:color="#1155cc" style:text-underline-style="solid" style:text-underline-color="font-color"/>
    </style:style>
    <style:style style:name="T36_53" style:family="text"/>
  </office:automatic-styles>
  <office:body>
    <office:text>
      <text:p text:style-name="P1"><text:span text:style-name="T1_1">20<text:s/></text:span><text:span text:style-name="T1_2">grudnia</text:span></text:p>
      <text:p text:style-name="P2"/>
      <text:p text:style-name="P3"><text:span text:style-name="T3_1">Nowe</text:span><text:span text:style-name="T3_2"><text:s/></text:span><text:span text:style-name="T3_3">Seeds</text:span><text:span text:style-name="T3_4"><text:s/></text:span><text:span text:style-name="T3_5">of</text:span><text:span text:style-name="T3_6"><text:s/></text:span><text:span text:style-name="T3_7">Kindness</text:span></text:p>
      <text:p text:style-name="P4"/>
      <text:p text:style-name="P5"><text:span text:style-name="T5_1">Bronies</text:span><text:span text:style-name="T5_2"><text:s/></text:span><text:span text:style-name="T5_3">for</text:span><text:span text:style-name="T5_4"><text:s/></text:span><text:span text:style-name="T5_5">Good</text:span><text:span text:style-name="T5_6">,<text:s/></text:span><text:span text:style-name="T5_7">grupa</text:span><text:span text:style-name="T5_8"><text:s/></text:span><text:span text:style-name="T5_9">zachęcająca</text:span><text:span text:style-name="T5_10"><text:s/></text:span><text:span text:style-name="T5_11">bronies</text:span><text:span text:style-name="T5_12"><text:s/></text:span><text:span text:style-name="T5_13">do</text:span><text:span text:style-name="T5_14"><text:s/></text:span><text:span text:style-name="T5_15">zaangażowania</text:span><text:span text:style-name="T5_16"><text:s/></text:span><text:span text:style-name="T5_17">w</text:span><text:span text:style-name="T5_18"><text:s/></text:span><text:span text:style-name="T5_19">działalność</text:span><text:span text:style-name="T5_20"><text:s/></text:span><text:span text:style-name="T5_21">charytatywną</text:span><text:span text:style-name="T5_22">,<text:s/></text:span><text:span text:style-name="T5_23">oferuje</text:span><text:span text:style-name="T5_24"><text:s/></text:span><text:span text:style-name="T5_25">nam</text:span><text:span text:style-name="T5_26"><text:s/></text:span><text:span text:style-name="T5_27">czwarty</text:span><text:span text:style-name="T5_28"><text:s/></text:span><text:span text:style-name="T5_29">już</text:span><text:span text:style-name="T5_30"><text:s/></text:span><text:span text:style-name="T5_31">album</text:span><text:span text:style-name="T5_32"><text:s/></text:span><text:span text:style-name="T5_33">muzyczny</text:span><text:span text:style-name="T5_34"><text:s/></text:span><text:span text:style-name="T5_35">z</text:span><text:span text:style-name="T5_36"><text:s/></text:span><text:span text:style-name="T5_37">serii</text:span><text:span text:style-name="T5_38"><text:s/></text:span><text:span text:style-name="T5_39">Seeds</text:span><text:span text:style-name="T5_40"><text:s/></text:span><text:span text:style-name="T5_41">of</text:span><text:span text:style-name="T5_42"><text:s/></text:span><text:span text:style-name="T5_43">Kindness</text:span><text:span text:style-name="T5_44">.<text:s/></text:span><text:span text:style-name="T5_45">Najnowsza</text:span><text:span text:style-name="T5_46"><text:s/></text:span><text:span text:style-name="T5_47">propozycja</text:span><text:span text:style-name="T5_48"><text:s/></text:span><text:span text:style-name="T5_49">BfG</text:span><text:span text:style-name="T5_50"><text:s/></text:span><text:span text:style-name="T5_51">to</text:span><text:span text:style-name="T5_52"><text:s/></text:span><text:span text:style-name="T5_53">Shine</text:span><text:span text:style-name="T5_54"><text:s/></text:span><text:span text:style-name="T5_55">Together</text:span><text:span text:style-name="T5_56">,<text:s/></text:span><text:span text:style-name="T5_57">zawierający</text:span><text:span text:style-name="T5_58"><text:s/></text:span><text:span text:style-name="T5_59">dwadzieścia</text:span><text:span text:style-name="T5_60"><text:s/></text:span><text:span text:style-name="T5_61">dwa</text:span><text:span text:style-name="T5_62"><text:s/></text:span><text:span text:style-name="T5_63">utwory</text:span><text:span text:style-name="T5_64"><text:s/></text:span><text:span text:style-name="T5_65">takich</text:span><text:span text:style-name="T5_66"><text:s/></text:span><text:span text:style-name="T5_67">twórców</text:span><text:span text:style-name="T5_68">,<text:s/></text:span><text:span text:style-name="T5_69">jak</text:span><text:span text:style-name="T5_70"><text:s/></text:span><text:span text:style-name="T5_71">Carbon</text:span><text:span text:style-name="T5_72"><text:s/></text:span><text:span text:style-name="T5_73">Maestro</text:span><text:span text:style-name="T5_74">,<text:s/></text:span><text:span text:style-name="T5_75">David</text:span><text:span text:style-name="T5_76"><text:s/></text:span><text:span text:style-name="T5_77">Larsen</text:span><text:span text:style-name="T5_78"><text:s/></text:span><text:span text:style-name="T5_79">czy</text:span><text:span text:style-name="T5_80"><text:s/></text:span><text:span text:style-name="T5_81">Makkon</text:span><text:span text:style-name="T5_82">.<text:s/></text:span><text:span text:style-name="T5_83">Przyjemność</text:span><text:span text:style-name="T5_84"><text:s/></text:span><text:span text:style-name="T5_85">ze</text:span><text:span text:style-name="T5_86"><text:s/></text:span><text:span text:style-name="T5_87">słuchania</text:span><text:span text:style-name="T5_88"><text:s/></text:span><text:span text:style-name="T5_89">świetnej</text:span><text:span text:style-name="T5_90"><text:s/></text:span><text:span text:style-name="T5_91">muzyki</text:span><text:span text:style-name="T5_92"><text:s/></text:span><text:span text:style-name="T5_93">to</text:span><text:span text:style-name="T5_94"><text:s/></text:span><text:span text:style-name="T5_95">jednak</text:span><text:span text:style-name="T5_96"><text:s/></text:span><text:span text:style-name="T5_97">nie</text:span><text:span text:style-name="T5_98"><text:s/></text:span><text:span text:style-name="T5_99">wszystko</text:span><text:span text:style-name="T5_100"><text:s/>–<text:s/></text:span><text:span text:style-name="T5_101">kupując</text:span><text:span text:style-name="T5_102"><text:s/></text:span><text:span text:style-name="T5_103">album</text:span><text:span text:style-name="T5_104">,<text:s/></text:span><text:span text:style-name="T5_105">wspierasz</text:span><text:span text:style-name="T5_106"><text:s/></text:span><text:span text:style-name="T5_107">Against</text:span><text:span text:style-name="T5_108"><text:s/></text:span><text:span text:style-name="T5_109">Malaria</text:span><text:span text:style-name="T5_110"><text:s/></text:span><text:span text:style-name="T5_111">Foundation</text:span><text:span text:style-name="T5_112">,<text:s/></text:span><text:span text:style-name="T5_113">organizację</text:span><text:span text:style-name="T5_114"><text:s/></text:span><text:span text:style-name="T5_115">charytatywną</text:span><text:span text:style-name="T5_116"><text:s/></text:span><text:span text:style-name="T5_117">efektywnie</text:span><text:span text:style-name="T5_118"><text:s/></text:span><text:span text:style-name="T5_119">zwalczającą</text:span><text:span text:style-name="T5_120"><text:s/></text:span><text:span text:style-name="T5_121">malarię</text:span><text:span text:style-name="T5_122"><text:s/></text:span><text:span text:style-name="T5_123">w</text:span><text:span text:style-name="T5_124"><text:s/></text:span><text:span text:style-name="T5_125">Afryce</text:span><text:span text:style-name="T5_126"><text:s/></text:span><text:span text:style-name="T5_127">Subsaharyjskiej</text:span><text:span text:style-name="T5_128">.<text:s/></text:span><text:span text:style-name="T5_129">Osoby</text:span><text:span text:style-name="T5_130"><text:s/></text:span><text:span text:style-name="T5_131">zainteresowane</text:span><text:span text:style-name="T5_132"><text:s/></text:span><text:span text:style-name="T5_133">projektem</text:span><text:span text:style-name="T5_134"><text:s/></text:span><text:span text:style-name="T5_135">mogą</text:span><text:span text:style-name="T5_136"><text:s/></text:span><text:span text:style-name="T5_137">dowiedzieć</text:span><text:span text:style-name="T5_138"><text:s/></text:span><text:span text:style-name="T5_139">się</text:span><text:span text:style-name="T5_140"><text:s/></text:span><text:span text:style-name="T5_141">więcej</text:span><text:span text:style-name="T5_142">,<text:s/></text:span><text:span text:style-name="T5_143">odwiedzając</text:span><text:span text:style-name="T5_144"><text:s/></text:span><text:span text:style-name="T5_145"><text:a xlink:type="simple" xlink:href="http://broniesforgood.org/2015/01/2015-seeds-of-kindness-year-against-malaria/"><text:span text:style-name="T5_146">stronę</text:span></text:a></text:span><text:span text:style-name="T5_147"><text:a xlink:type="simple" xlink:href="http://broniesforgood.org/2015/01/2015-seeds-of-kindness-year-against-malaria/"><text:span text:style-name="T5_148"><text:s/></text:span></text:a></text:span><text:span text:style-name="T5_149"><text:a xlink:type="simple" xlink:href="http://broniesforgood.org/2015/01/2015-seeds-of-kindness-year-against-malaria/"><text:span text:style-name="T5_150">internetową</text:span></text:a></text:span><text:span text:style-name="T5_151"><text:s/></text:span><text:span text:style-name="T5_152">BfG</text:span><text:span text:style-name="T5_153">.</text:span></text:p>
      <text:p text:style-name="P6"/>
      <text:p text:style-name="P7"><text:span text:style-name="T7_1">Źródło</text:span><text:span text:style-name="T7_2">:<text:s/></text:span><text:span text:style-name="T7_3">http</text:span><text:span text:style-name="T7_4">://</text:span><text:span text:style-name="T7_5">broniesforgood</text:span><text:span text:style-name="T7_6">.</text:span><text:span text:style-name="T7_7">org</text:span><text:span text:style-name="T7_8">/2015/01/2015-</text:span><text:span text:style-name="T7_9">seeds</text:span><text:span text:style-name="T7_10">-</text:span><text:span text:style-name="T7_11">of</text:span><text:span text:style-name="T7_12">-</text:span><text:span text:style-name="T7_13">kindness</text:span><text:span text:style-name="T7_14">-</text:span><text:span text:style-name="T7_15">year</text:span><text:span text:style-name="T7_16">-</text:span><text:span text:style-name="T7_17">against</text:span><text:span text:style-name="T7_18">-</text:span><text:span text:style-name="T7_19">malaria</text:span><text:span text:style-name="T7_20">/</text:span></text:p>
      <text:p text:style-name="P8"><text:span text:style-name="T8_1">Grafika</text:span><text:span text:style-name="T8_2">:<text:s/></text:span><text:span text:style-name="T8_3">http</text:span><text:span text:style-name="T8_4">://</text:span><text:span text:style-name="T8_5">yoursiblings</text:span><text:span text:style-name="T8_6">.</text:span><text:span text:style-name="T8_7">org</text:span><text:span text:style-name="T8_8">/</text:span><text:span text:style-name="T8_9">assets</text:span><text:span text:style-name="T8_10">/</text:span><text:span text:style-name="T8_11">shine</text:span><text:span text:style-name="T8_12">-</text:span><text:span text:style-name="T8_13">together</text:span><text:span text:style-name="T8_14">.</text:span><text:span text:style-name="T8_15">cover</text:span><text:span text:style-name="T8_16">.512.</text:span><text:span text:style-name="T8_17">png</text:span></text:p>
      <text:p text:style-name="P9"/>
      <text:p text:style-name="P10"><text:span text:style-name="T10_1">23<text:s/></text:span><text:span text:style-name="T10_2">grudnia</text:span></text:p>
      <text:p text:style-name="P11"/>
      <text:p text:style-name="P12"><text:span text:style-name="T12_1">Pierwsze</text:span><text:span text:style-name="T12_2"><text:s/></text:span><text:span text:style-name="T12_3">informacje</text:span><text:span text:style-name="T12_4"><text:s/></text:span><text:span text:style-name="T12_5">o</text:span><text:span text:style-name="T12_6"><text:s/></text:span><text:span text:style-name="T12_7">BUCKu</text:span></text:p>
      <text:p text:style-name="P13"/>
      <text:p text:style-name="P14"><text:span text:style-name="T14_1">Po</text:span><text:span text:style-name="T14_2"><text:s/></text:span><text:span text:style-name="T14_3">trzech</text:span><text:span text:style-name="T14_4"><text:s/></text:span><text:span text:style-name="T14_5">udanych</text:span><text:span text:style-name="T14_6"><text:s/></text:span><text:span text:style-name="T14_7">edycjach</text:span><text:span text:style-name="T14_8"><text:s/></text:span><text:span text:style-name="T14_9">organizacja</text:span><text:span text:style-name="T14_10"><text:s/></text:span><text:span text:style-name="T14_11">BUCK</text:span><text:span text:style-name="T14_12">,<text:s/></text:span><text:span text:style-name="T14_13">brytyjskiego</text:span><text:span text:style-name="T14_14"><text:s/></text:span><text:span text:style-name="T14_15">konwentu</text:span><text:span text:style-name="T14_16"><text:s/></text:span><text:span text:style-name="T14_17">dla</text:span><text:span text:style-name="T14_18"><text:s/></text:span><text:span text:style-name="T14_19">fanów</text:span><text:span text:style-name="T14_20"><text:s/></text:span><text:span text:style-name="T14_21">MLP</text:span><text:span text:style-name="T14_22">,<text:s/></text:span><text:span text:style-name="T14_23">obwieściła</text:span><text:span text:style-name="T14_24">,<text:s/></text:span><text:span text:style-name="T14_25">iż</text:span><text:span text:style-name="T14_26"><text:s/></text:span><text:span text:style-name="T14_27">w</text:span><text:span text:style-name="T14_28"><text:s/>2015<text:s/></text:span><text:span text:style-name="T14_29">roku</text:span><text:span text:style-name="T14_30"><text:s/></text:span><text:span text:style-name="T14_31">nie</text:span><text:span text:style-name="T14_32"><text:s/></text:span><text:span text:style-name="T14_33">należy</text:span><text:span text:style-name="T14_34"><text:s/></text:span><text:span text:style-name="T14_35">spodziewać</text:span><text:span text:style-name="T14_36"><text:s/></text:span><text:span text:style-name="T14_37">się</text:span><text:span text:style-name="T14_38"><text:s/></text:span><text:span text:style-name="T14_39">kolejnej</text:span><text:span text:style-name="T14_40"><text:s/></text:span><text:span text:style-name="T14_41">imprezy</text:span><text:span text:style-name="T14_42"><text:s/></text:span><text:span text:style-name="T14_43">z</text:span><text:span text:style-name="T14_44"><text:s/></text:span><text:span text:style-name="T14_45">serii</text:span><text:span text:style-name="T14_46">.<text:s/></text:span><text:span text:style-name="T14_47">Zasugerowano</text:span><text:span text:style-name="T14_48"><text:s/></text:span><text:span text:style-name="T14_49">jednak</text:span><text:span text:style-name="T14_50">,<text:s/></text:span><text:span text:style-name="T14_51">że</text:span><text:span text:style-name="T14_52"><text:s/></text:span><text:span text:style-name="T14_53">konwent</text:span><text:span text:style-name="T14_54"><text:s/></text:span><text:span text:style-name="T14_55">może</text:span><text:span text:style-name="T14_56"><text:s/></text:span><text:span text:style-name="T14_57">powrócić</text:span><text:span text:style-name="T14_58"><text:s/></text:span><text:span text:style-name="T14_59">w</text:span><text:span text:style-name="T14_60"><text:s/></text:span><text:span text:style-name="T14_61">roku</text:span><text:span text:style-name="T14_62"><text:s/>2016,<text:s/></text:span><text:span text:style-name="T14_63">a</text:span><text:span text:style-name="T14_64"><text:s/></text:span><text:span text:style-name="T14_65">teraz</text:span><text:span text:style-name="T14_66"><text:s/></text:span><text:span text:style-name="T14_67">informacje</text:span><text:span text:style-name="T14_68"><text:s/></text:span><text:span text:style-name="T14_69">te</text:span><text:span text:style-name="T14_70"><text:s/></text:span><text:span text:style-name="T14_71">zostały</text:span><text:span text:style-name="T14_72"><text:s/></text:span><text:span text:style-name="T14_73">potwierdzone</text:span><text:span text:style-name="T14_74">.<text:s/></text:span><text:span text:style-name="T14_75">Na</text:span><text:span text:style-name="T14_76"><text:s/></text:span><text:span text:style-name="T14_77">razie</text:span><text:span text:style-name="T14_78"><text:s/></text:span><text:span text:style-name="T14_79">wiadomo</text:span><text:span text:style-name="T14_80"><text:s/></text:span><text:span text:style-name="T14_81">niewiele</text:span><text:span text:style-name="T14_82"><text:s/>–<text:s/></text:span><text:span text:style-name="T14_83">ujawniono</text:span><text:span text:style-name="T14_84"><text:s/></text:span><text:span text:style-name="T14_85">jedynie</text:span><text:span text:style-name="T14_86">,<text:s/></text:span><text:span text:style-name="T14_87">że</text:span><text:span text:style-name="T14_88"><text:s/></text:span><text:span text:style-name="T14_89">osoby</text:span><text:span text:style-name="T14_90"><text:s/></text:span><text:span text:style-name="T14_91">pragnące</text:span><text:span text:style-name="T14_92"><text:s/></text:span><text:span text:style-name="T14_93">bawić</text:span><text:span text:style-name="T14_94"><text:s/></text:span><text:span text:style-name="T14_95">się</text:span><text:span text:style-name="T14_96"><text:s/></text:span><text:span text:style-name="T14_97">z</text:span><text:span text:style-name="T14_98"><text:s/></text:span><text:span text:style-name="T14_99">bronies</text:span><text:span text:style-name="T14_100"><text:s/></text:span><text:span text:style-name="T14_101">w</text:span><text:span text:style-name="T14_102"><text:s/></text:span><text:span text:style-name="T14_103">Zjednoczonym</text:span><text:span text:style-name="T14_104"><text:s/></text:span><text:span text:style-name="T14_105">Królestwie</text:span><text:span text:style-name="T14_106"><text:s/></text:span><text:span text:style-name="T14_107">będą</text:span><text:span text:style-name="T14_108"><text:s/></text:span><text:span text:style-name="T14_109">mogły</text:span><text:span text:style-name="T14_110"><text:s/></text:span><text:span text:style-name="T14_111">zrobić</text:span><text:span text:style-name="T14_112"><text:s/></text:span><text:span text:style-name="T14_113">to</text:span><text:span text:style-name="T14_114"><text:s/></text:span><text:span text:style-name="T14_115">wiosną</text:span><text:span text:style-name="T14_116"><text:s/></text:span><text:span text:style-name="T14_117">przyszłego</text:span><text:span text:style-name="T14_118"><text:s/></text:span><text:span text:style-name="T14_119">roku</text:span><text:span text:style-name="T14_120">.<text:s/></text:span><text:span text:style-name="T14_121">Wcześniej</text:span><text:span text:style-name="T14_122"><text:s/></text:span><text:span text:style-name="T14_123">warto</text:span><text:span text:style-name="T14_124"><text:s/></text:span><text:span text:style-name="T14_125">obserwować</text:span><text:span text:style-name="T14_126"><text:s/></text:span><text:span text:style-name="T14_127">bacznie</text:span><text:span text:style-name="T14_128"><text:s/></text:span><text:span text:style-name="T14_129"><text:a xlink:type="simple" xlink:href="http://buckevents.co.uk/"><text:span text:style-name="T14_130">stronę</text:span></text:a></text:span><text:span text:style-name="T14_131"><text:a xlink:type="simple" xlink:href="http://buckevents.co.uk/"><text:span text:style-name="T14_132"><text:s/></text:span></text:a></text:span><text:span text:style-name="T14_133"><text:a xlink:type="simple" xlink:href="http://buckevents.co.uk/"><text:span text:style-name="T14_134">internetową</text:span></text:a></text:span><text:span text:style-name="T14_135">,<text:s/></text:span><text:span text:style-name="T14_136">na</text:span><text:span text:style-name="T14_137"><text:s/></text:span><text:span text:style-name="T14_138">której</text:span><text:span text:style-name="T14_139"><text:s/></text:span><text:span text:style-name="T14_140">w</text:span><text:span text:style-name="T14_141"><text:s/></text:span><text:span text:style-name="T14_142">ciągu</text:span><text:span text:style-name="T14_143"><text:s/></text:span><text:span text:style-name="T14_144">najbliższych</text:span><text:span text:style-name="T14_145"><text:s/></text:span><text:span text:style-name="T14_146">miesięcy</text:span><text:span text:style-name="T14_147"><text:s/></text:span><text:span text:style-name="T14_148">powinny</text:span><text:span text:style-name="T14_149"><text:s/></text:span><text:span text:style-name="T14_150">zacząć</text:span><text:span text:style-name="T14_151"><text:s/></text:span><text:span text:style-name="T14_152">pojawiać</text:span><text:span text:style-name="T14_153"><text:s/></text:span><text:span text:style-name="T14_154">się</text:span><text:span text:style-name="T14_155"><text:s/></text:span><text:span text:style-name="T14_156">pierwsze</text:span><text:span text:style-name="T14_157"><text:s/></text:span><text:span text:style-name="T14_158">informacje</text:span><text:span text:style-name="T14_159">.</text:span></text:p>
      <text:p text:style-name="P15"/>
      <text:p text:style-name="P16"><text:span text:style-name="T16_1">Źródło</text:span><text:span text:style-name="T16_2">:<text:s/></text:span><text:span text:style-name="T16_3">http</text:span><text:span text:style-name="T16_4">://</text:span><text:span text:style-name="T16_5">buckevents</text:span><text:span text:style-name="T16_6">.</text:span><text:span text:style-name="T16_7">co</text:span><text:span text:style-name="T16_8">.</text:span><text:span text:style-name="T16_9">uk</text:span><text:span text:style-name="T16_10">/</text:span></text:p>
      <text:p text:style-name="P17"><text:span text:style-name="T17_1">Grafika</text:span><text:span text:style-name="T17_2">:<text:s/></text:span><text:span text:style-name="T17_3">https</text:span><text:span text:style-name="T17_4">://</text:span><text:span text:style-name="T17_5">buckevents</text:span><text:span text:style-name="T17_6">.</text:span><text:span text:style-name="T17_7">co</text:span><text:span text:style-name="T17_8">.</text:span><text:span text:style-name="T17_9">uk</text:span><text:span text:style-name="T17_10">/</text:span><text:span text:style-name="T17_11">wp</text:span><text:span text:style-name="T17_12">-</text:span><text:span text:style-name="T17_13">content</text:span><text:span text:style-name="T17_14">/</text:span><text:span text:style-name="T17_15">uploads</text:span><text:span text:style-name="T17_16">/2014/12/</text:span><text:span text:style-name="T17_17">gpsI</text:span><text:span text:style-name="T17_18">61</text:span><text:span text:style-name="T17_19">r</text:span><text:span text:style-name="T17_20">-1024</text:span><text:span text:style-name="T17_21">x</text:span><text:span text:style-name="T17_22">806.</text:span><text:span text:style-name="T17_23">png</text:span></text:p>
      <text:p text:style-name="P18"/>
      <text:p text:style-name="P19"><text:span text:style-name="T19_1">5<text:s/></text:span><text:span text:style-name="T19_2">stycznia</text:span></text:p>
      <text:p text:style-name="P20"/>
      <text:p text:style-name="P21"><text:span text:style-name="T21_1">Komiksowa</text:span><text:span text:style-name="T21_2"><text:s/></text:span><text:span text:style-name="T21_3">antologia</text:span><text:span text:style-name="T21_4"><text:s/></text:span><text:span text:style-name="T21_5">od</text:span><text:span text:style-name="T21_6"><text:s/></text:span><text:span text:style-name="T21_7">Bronies</text:span><text:span text:style-name="T21_8"><text:s/></text:span><text:span text:style-name="T21_9">for</text:span><text:span text:style-name="T21_10"><text:s/></text:span><text:span text:style-name="T21_11">Good</text:span></text:p>
      <text:p text:style-name="P22"/>
      <text:p text:style-name="P23"><text:span text:style-name="T23_1">Nie</text:span><text:span text:style-name="T23_2"><text:s/></text:span><text:span text:style-name="T23_3">zainteresowała</text:span><text:span text:style-name="T23_4"><text:s/></text:span><text:span text:style-name="T23_5">Was</text:span><text:span text:style-name="T23_6"><text:s/></text:span><text:span text:style-name="T23_7">muzyczna</text:span><text:span text:style-name="T23_8"><text:s/></text:span><text:span text:style-name="T23_9">propozycja</text:span><text:span text:style-name="T23_10"><text:s/></text:span><text:span text:style-name="T23_11">fandomowych</text:span><text:span text:style-name="T23_12"><text:s/></text:span><text:span text:style-name="T23_13">altruistów</text:span><text:span text:style-name="T23_14">?<text:s/></text:span><text:span text:style-name="T23_15">Nic</text:span><text:span text:style-name="T23_16"><text:s/></text:span><text:span text:style-name="T23_17">straconego</text:span><text:span text:style-name="T23_18"><text:s/>–<text:s/></text:span><text:span text:style-name="T23_19">BfG</text:span><text:span text:style-name="T23_20"><text:s/></text:span><text:span text:style-name="T23_21">zapowiedziało</text:span><text:span text:style-name="T23_22"><text:s/></text:span><text:span text:style-name="T23_23">już</text:span><text:span text:style-name="T23_24"><text:s/></text:span><text:span text:style-name="T23_25">kolejny</text:span><text:span text:style-name="T23_26"><text:s/></text:span><text:span text:style-name="T23_27">projekt</text:span><text:span text:style-name="T23_28">,<text:s/></text:span><text:span text:style-name="T23_29">tym</text:span><text:span text:style-name="T23_30"><text:s/></text:span><text:span text:style-name="T23_31">razem</text:span><text:span text:style-name="T23_32"><text:s/></text:span><text:span text:style-name="T23_33">związany</text:span><text:span text:style-name="T23_34"><text:s/></text:span><text:span text:style-name="T23_35">ze</text:span><text:span text:style-name="T23_36"><text:s/></text:span><text:span text:style-name="T23_37">sztukami</text:span><text:span text:style-name="T23_38"><text:s/></text:span><text:span text:style-name="T23_39">plastycznymi</text:span><text:span text:style-name="T23_40">.<text:s/></text:span><text:span text:style-name="T23_41">Bound</text:span><text:span text:style-name="T23_42"><text:s/></text:span><text:span text:style-name="T23_43">Together</text:span><text:span text:style-name="T23_44"><text:s/></text:span><text:span text:style-name="T23_45">to</text:span><text:span text:style-name="T23_46"><text:s/></text:span><text:span text:style-name="T23_47">zbiór</text:span><text:span text:style-name="T23_48"><text:s/></text:span><text:span text:style-name="T23_49">kucykowych</text:span><text:span text:style-name="T23_50"><text:s/></text:span><text:span text:style-name="T23_51">komiksów</text:span><text:span text:style-name="T23_52"><text:s/></text:span><text:span text:style-name="T23_53">najlepszych</text:span><text:span text:style-name="T23_54"><text:s/></text:span><text:span text:style-name="T23_55">fandomowych</text:span><text:span text:style-name="T23_56"><text:s/></text:span><text:span text:style-name="T23_57">twórców</text:span><text:span text:style-name="T23_58"><text:s/>–<text:s/></text:span><text:span text:style-name="T23_59">w</text:span><text:span text:style-name="T23_60"><text:s/></text:span><text:span text:style-name="T23_61">tomiku</text:span><text:span text:style-name="T23_62"><text:s/></text:span><text:span text:style-name="T23_63">będzie</text:span><text:span text:style-name="T23_64"><text:s/></text:span><text:span text:style-name="T23_65">można</text:span><text:span text:style-name="T23_66"><text:s/></text:span><text:span text:style-name="T23_67">znaleźć</text:span><text:span text:style-name="T23_68"><text:s/></text:span><text:span text:style-name="T23_69">prace</text:span><text:span text:style-name="T23_70"><text:s/></text:span><text:span text:style-name="T23_71">takich</text:span><text:span text:style-name="T23_72"><text:s/></text:span><text:span text:style-name="T23_73">osób</text:span><text:span text:style-name="T23_74"><text:s/></text:span><text:span text:style-name="T23_75">jak</text:span><text:span text:style-name="T23_76"><text:s/></text:span><text:span text:style-name="T23_77">Jowybean</text:span><text:span text:style-name="T23_78">,<text:s/></text:span><text:span text:style-name="T23_79">muffinshire</text:span><text:span text:style-name="T23_80"><text:s/></text:span><text:span text:style-name="T23_81">czy</text:span><text:span text:style-name="T23_82"><text:s/></text:span><text:span text:style-name="T23_83">wielokrotnie</text:span><text:span text:style-name="T23_84"><text:s/></text:span><text:span text:style-name="T23_85">goszcząca</text:span><text:span text:style-name="T23_86"><text:s/></text:span><text:span text:style-name="T23_87">na</text:span><text:span text:style-name="T23_88"><text:s/></text:span><text:span text:style-name="T23_89">kartach</text:span><text:span text:style-name="T23_90"><text:s/></text:span><text:span text:style-name="T23_91">polskich</text:span><text:span text:style-name="T23_92"><text:s/></text:span><text:span text:style-name="T23_93">fanzinów</text:span><text:span text:style-name="T23_94"><text:s/></text:span><text:span text:style-name="T23_95">PixelKitties</text:span><text:span text:style-name="T23_96">.<text:s/></text:span><text:span text:style-name="T23_97">Ponad</text:span><text:span text:style-name="T23_98"><text:s/></text:span><text:span text:style-name="T23_99">pięćdziesiąt</text:span><text:span text:style-name="T23_100"><text:s/></text:span><text:span text:style-name="T23_101">stron</text:span><text:span text:style-name="T23_102"><text:s/></text:span><text:span text:style-name="T23_103">unikalnych</text:span><text:span text:style-name="T23_104">,<text:s/></text:span><text:span text:style-name="T23_105">tworzonych</text:span><text:span text:style-name="T23_106"><text:s/></text:span><text:span text:style-name="T23_107">specjalnie</text:span><text:span text:style-name="T23_108"><text:s/></text:span><text:span text:style-name="T23_109">do</text:span><text:span text:style-name="T23_110"><text:s/></text:span><text:span text:style-name="T23_111">antologii</text:span><text:span text:style-name="T23_112"><text:s/></text:span><text:span text:style-name="T23_113">historii</text:span><text:span text:style-name="T23_114"><text:s/></text:span><text:span text:style-name="T23_115">można</text:span><text:span text:style-name="T23_116"><text:s/></text:span><text:span text:style-name="T23_117">zamawiać</text:span><text:span text:style-name="T23_118"><text:s/></text:span><text:span text:style-name="T23_119">już</text:span><text:span text:style-name="T23_120"><text:s/></text:span><text:span text:style-name="T23_121">teraz</text:span><text:span text:style-name="T23_122"><text:s/></text:span><text:span text:style-name="T23_123"><text:a xlink:type="simple" xlink:href="http://broniesforgood.org/2015/01/bound-together-the-comic-and-art-anthology-for-charity/"><text:span text:style-name="T23_124">w</text:span></text:a></text:span><text:span text:style-name="T23_125"><text:a xlink:type="simple" xlink:href="http://broniesforgood.org/2015/01/bound-together-the-comic-and-art-anthology-for-charity/"><text:span text:style-name="T23_126"><text:s/></text:span></text:a></text:span><text:span text:style-name="T23_127"><text:a xlink:type="simple" xlink:href="http://broniesforgood.org/2015/01/bound-together-the-comic-and-art-anthology-for-charity/"><text:span text:style-name="T23_128">tym</text:span></text:a></text:span><text:span text:style-name="T23_129"><text:a xlink:type="simple" xlink:href="http://broniesforgood.org/2015/01/bound-together-the-comic-and-art-anthology-for-charity/"><text:span text:style-name="T23_130"><text:s/></text:span></text:a></text:span><text:span text:style-name="T23_131"><text:a xlink:type="simple" xlink:href="http://broniesforgood.org/2015/01/bound-together-the-comic-and-art-anthology-for-charity/"><text:span text:style-name="T23_132">miejscu</text:span></text:a></text:span><text:span text:style-name="T23_133">.</text:span></text:p>
      <text:p text:style-name="P24"/>
      <text:p text:style-name="P25"><text:span text:style-name="T25_1">Źródło</text:span><text:span text:style-name="T25_2">:<text:s/></text:span><text:span text:style-name="T25_3"><text:a xlink:type="simple" xlink:href="http://broniesforgood.org/2015/01/bound-together-the-comic-and-art-anthology-for-charity/"><text:span text:style-name="T25_4">http</text:span></text:a></text:span><text:span text:style-name="T25_5"><text:a xlink:type="simple" xlink:href="http://broniesforgood.org/2015/01/bound-together-the-comic-and-art-anthology-for-charity/"><text:span text:style-name="T25_6">://</text:span></text:a></text:span><text:span text:style-name="T25_7"><text:a xlink:type="simple" xlink:href="http://broniesforgood.org/2015/01/bound-together-the-comic-and-art-anthology-for-charity/"><text:span text:style-name="T25_8">broniesforgood</text:span></text:a></text:span><text:span text:style-name="T25_9"><text:a xlink:type="simple" xlink:href="http://broniesforgood.org/2015/01/bound-together-the-comic-and-art-anthology-for-charity/"><text:span text:style-name="T25_10">.</text:span></text:a></text:span><text:span text:style-name="T25_11"><text:a xlink:type="simple" xlink:href="http://broniesforgood.org/2015/01/bound-together-the-comic-and-art-anthology-for-charity/"><text:span text:style-name="T25_12">org</text:span></text:a></text:span><text:span text:style-name="T25_13"><text:a xlink:type="simple" xlink:href="http://broniesforgood.org/2015/01/bound-together-the-comic-and-art-anthology-for-charity/"><text:span text:style-name="T25_14">/2015/01/</text:span></text:a></text:span><text:span text:style-name="T25_15"><text:a xlink:type="simple" xlink:href="http://broniesforgood.org/2015/01/bound-together-the-comic-and-art-anthology-for-charity/"><text:span text:style-name="T25_16">bound</text:span></text:a></text:span><text:span text:style-name="T25_17"><text:a xlink:type="simple" xlink:href="http://broniesforgood.org/2015/01/bound-together-the-comic-and-art-anthology-for-charity/"><text:span text:style-name="T25_18">-</text:span></text:a></text:span><text:span text:style-name="T25_19"><text:a xlink:type="simple" xlink:href="http://broniesforgood.org/2015/01/bound-together-the-comic-and-art-anthology-for-charity/"><text:span text:style-name="T25_20">together</text:span></text:a></text:span><text:span text:style-name="T25_21"><text:a xlink:type="simple" xlink:href="http://broniesforgood.org/2015/01/bound-together-the-comic-and-art-anthology-for-charity/"><text:span text:style-name="T25_22">-</text:span></text:a></text:span><text:span text:style-name="T25_23"><text:a xlink:type="simple" xlink:href="http://broniesforgood.org/2015/01/bound-together-the-comic-and-art-anthology-for-charity/"><text:span text:style-name="T25_24">the</text:span></text:a></text:span><text:span text:style-name="T25_25"><text:a xlink:type="simple" xlink:href="http://broniesforgood.org/2015/01/bound-together-the-comic-and-art-anthology-for-charity/"><text:span text:style-name="T25_26">-</text:span></text:a></text:span><text:span text:style-name="T25_27"><text:a xlink:type="simple" xlink:href="http://broniesforgood.org/2015/01/bound-together-the-comic-and-art-anthology-for-charity/"><text:span text:style-name="T25_28">comic</text:span></text:a></text:span><text:span text:style-name="T25_29"><text:a xlink:type="simple" xlink:href="http://broniesforgood.org/2015/01/bound-together-the-comic-and-art-anthology-for-charity/"><text:span text:style-name="T25_30">-</text:span></text:a></text:span><text:span text:style-name="T25_31"><text:a xlink:type="simple" xlink:href="http://broniesforgood.org/2015/01/bound-together-the-comic-and-art-anthology-for-charity/"><text:span text:style-name="T25_32">and</text:span></text:a></text:span><text:span text:style-name="T25_33"><text:a xlink:type="simple" xlink:href="http://broniesforgood.org/2015/01/bound-together-the-comic-and-art-anthology-for-charity/"><text:span text:style-name="T25_34">-</text:span></text:a></text:span><text:span text:style-name="T25_35"><text:a xlink:type="simple" xlink:href="http://broniesforgood.org/2015/01/bound-together-the-comic-and-art-anthology-for-charity/"><text:span text:style-name="T25_36">art</text:span></text:a></text:span><text:span text:style-name="T25_37"><text:a xlink:type="simple" xlink:href="http://broniesforgood.org/2015/01/bound-together-the-comic-and-art-anthology-for-charity/"><text:span text:style-name="T25_38">-</text:span></text:a></text:span><text:span text:style-name="T25_39"><text:a xlink:type="simple" xlink:href="http://broniesforgood.org/2015/01/bound-together-the-comic-and-art-anthology-for-charity/"><text:span text:style-name="T25_40">anthology</text:span></text:a></text:span><text:span text:style-name="T25_41"><text:a xlink:type="simple" xlink:href="http://broniesforgood.org/2015/01/bound-together-the-comic-and-art-anthology-for-charity/"><text:span text:style-name="T25_42">-</text:span></text:a></text:span><text:span text:style-name="T25_43"><text:a xlink:type="simple" xlink:href="http://broniesforgood.org/2015/01/bound-together-the-comic-and-art-anthology-for-charity/"><text:span text:style-name="T25_44">for</text:span></text:a></text:span><text:span text:style-name="T25_45"><text:a xlink:type="simple" xlink:href="http://broniesforgood.org/2015/01/bound-together-the-comic-and-art-anthology-for-charity/"><text:span text:style-name="T25_46">-</text:span></text:a></text:span><text:span text:style-name="T25_47"><text:a xlink:type="simple" xlink:href="http://broniesforgood.org/2015/01/bound-together-the-comic-and-art-anthology-for-charity/"><text:span text:style-name="T25_48">charity</text:span></text:a></text:span><text:span text:style-name="T25_49"><text:a xlink:type="simple" xlink:href="http://broniesforgood.org/2015/01/bound-together-the-comic-and-art-anthology-for-charity/"><text:span text:style-name="T25_50">/</text:span></text:a></text:span><text:span text:style-name="T25_51"><text:s/></text:span></text:p>
      <text:p text:style-name="P26"><text:span text:style-name="T26_1">Grafika</text:span><text:span text:style-name="T26_2">:<text:s/></text:span><text:span text:style-name="T26_3"><text:a xlink:type="simple" xlink:href="http://i.imgur.com/vhYZqUf.png"><text:span text:style-name="T26_4">http</text:span></text:a></text:span><text:span text:style-name="T26_5"><text:a xlink:type="simple" xlink:href="http://i.imgur.com/vhYZqUf.png"><text:span text:style-name="T26_6">://</text:span></text:a></text:span><text:span text:style-name="T26_7"><text:a xlink:type="simple" xlink:href="http://i.imgur.com/vhYZqUf.png"><text:span text:style-name="T26_8">i</text:span></text:a></text:span><text:span text:style-name="T26_9"><text:a xlink:type="simple" xlink:href="http://i.imgur.com/vhYZqUf.png"><text:span text:style-name="T26_10">.</text:span></text:a></text:span><text:span text:style-name="T26_11"><text:a xlink:type="simple" xlink:href="http://i.imgur.com/vhYZqUf.png"><text:span text:style-name="T26_12">imgur</text:span></text:a></text:span><text:span text:style-name="T26_13"><text:a xlink:type="simple" xlink:href="http://i.imgur.com/vhYZqUf.png"><text:span text:style-name="T26_14">.</text:span></text:a></text:span><text:span text:style-name="T26_15"><text:a xlink:type="simple" xlink:href="http://i.imgur.com/vhYZqUf.png"><text:span text:style-name="T26_16">com</text:span></text:a></text:span><text:span text:style-name="T26_17"><text:a xlink:type="simple" xlink:href="http://i.imgur.com/vhYZqUf.png"><text:span text:style-name="T26_18">/</text:span></text:a></text:span><text:span text:style-name="T26_19"><text:a xlink:type="simple" xlink:href="http://i.imgur.com/vhYZqUf.png"><text:span text:style-name="T26_20">vhYZqUf</text:span></text:a></text:span><text:span text:style-name="T26_21"><text:a xlink:type="simple" xlink:href="http://i.imgur.com/vhYZqUf.png"><text:span text:style-name="T26_22">.</text:span></text:a></text:span><text:span text:style-name="T26_23"><text:a xlink:type="simple" xlink:href="http://i.imgur.com/vhYZqUf.png"><text:span text:style-name="T26_24">png</text:span></text:a></text:span><text:span text:style-name="T26_25">,<text:s/></text:span><text:span text:style-name="T26_26">chociaż</text:span><text:span text:style-name="T26_27"><text:s/></text:span><text:span text:style-name="T26_28">nie</text:span><text:span text:style-name="T26_29"><text:s/></text:span><text:span text:style-name="T26_30">do</text:span><text:span text:style-name="T26_31"><text:s/></text:span><text:span text:style-name="T26_32">końca</text:span><text:span text:style-name="T26_33"><text:s/></text:span><text:span text:style-name="T26_34">mnie</text:span><text:span text:style-name="T26_35"><text:s/></text:span><text:span text:style-name="T26_36">przekonuje</text:span><text:span text:style-name="T26_37">.<text:s/></text:span><text:span text:style-name="T26_38">Rozważam</text:span><text:span text:style-name="T26_39"><text:s/></text:span><text:span text:style-name="T26_40">jakiś</text:span><text:span text:style-name="T26_41"><text:s/></text:span><text:span text:style-name="T26_42">neutralny</text:span><text:span text:style-name="T26_43"><text:s/></text:span><text:span text:style-name="T26_44">obrazek</text:span><text:span text:style-name="T26_45"><text:s/></text:span><text:span text:style-name="T26_46">związany</text:span><text:span text:style-name="T26_47"><text:s/></text:span><text:span text:style-name="T26_48">ze</text:span><text:span text:style-name="T26_49"><text:s/></text:span><text:span text:style-name="T26_50">sztuką</text:span><text:span text:style-name="T26_51">/</text:span><text:span text:style-name="T26_52">komiksami</text:span><text:span text:style-name="T26_53">.<text:s/></text:span><text:span text:style-name="T26_54">Przyjmę</text:span><text:span text:style-name="T26_55"><text:s/></text:span><text:span text:style-name="T26_56">opinie</text:span><text:span text:style-name="T26_57">,<text:s/></text:span><text:span text:style-name="T26_58">w</text:span><text:span text:style-name="T26_59"><text:s/></text:span><text:span text:style-name="T26_60">razie</text:span><text:span text:style-name="T26_61"><text:s/></text:span><text:span text:style-name="T26_62">czego</text:span><text:span text:style-name="T26_63"><text:s/></text:span><text:span text:style-name="T26_64">coś</text:span><text:span text:style-name="T26_65"><text:s/></text:span><text:span text:style-name="T26_66">znajdę</text:span><text:span text:style-name="T26_67">.</text:span></text:p>
      <text:p text:style-name="P27"/>
      <text:p text:style-name="P28"><text:span text:style-name="T28_1">10<text:s/></text:span><text:span text:style-name="T28_2">stycznia</text:span></text:p>
      <text:p text:style-name="P29"/>
      <text:p text:style-name="P30"><text:span text:style-name="T30_1">Ekipa</text:span><text:span text:style-name="T30_2"><text:s/></text:span><text:span text:style-name="T30_3">Gala</text:span><text:span text:style-name="T30_4"><text:s/></text:span><text:span text:style-name="T30_5">Conu</text:span><text:span text:style-name="T30_6"><text:s/></text:span><text:span text:style-name="T30_7">odpowiada</text:span><text:span text:style-name="T30_8"><text:s/></text:span><text:span text:style-name="T30_9">na</text:span><text:span text:style-name="T30_10"><text:s/></text:span><text:span text:style-name="T30_11">pytania</text:span></text:p>
      <text:p text:style-name="P31"/>
      <text:p text:style-name="P32"><text:span text:style-name="T32_1">Gala</text:span><text:span text:style-name="T32_2"><text:s/></text:span><text:span text:style-name="T32_3">Con</text:span><text:span text:style-name="T32_4"><text:s/></text:span><text:span text:style-name="T32_5">to</text:span><text:span text:style-name="T32_6"><text:s/></text:span><text:span text:style-name="T32_7">jeden</text:span><text:span text:style-name="T32_8"><text:s/></text:span><text:span text:style-name="T32_9">z</text:span><text:span text:style-name="T32_10"><text:s/></text:span><text:span text:style-name="T32_11">najważniejszych</text:span><text:span text:style-name="T32_12"><text:s/></text:span><text:span text:style-name="T32_13">europejskich</text:span><text:span text:style-name="T32_14"><text:s/></text:span><text:span text:style-name="T32_15">konwentów</text:span><text:span text:style-name="T32_16"><text:s/></text:span><text:span text:style-name="T32_17">dla</text:span><text:span text:style-name="T32_18"><text:s/></text:span><text:span text:style-name="T32_19">bronies</text:span><text:span text:style-name="T32_20">,<text:s/></text:span><text:span text:style-name="T32_21">którego</text:span><text:span text:style-name="T32_22"><text:s/></text:span><text:span text:style-name="T32_23">kolejna</text:span><text:span text:style-name="T32_24"><text:s/></text:span><text:span text:style-name="T32_25">już</text:span><text:span text:style-name="T32_26"><text:s/></text:span><text:span text:style-name="T32_27">edycja</text:span><text:span text:style-name="T32_28"><text:s/></text:span><text:span text:style-name="T32_29">odbędzie</text:span><text:span text:style-name="T32_30"><text:s/></text:span><text:span text:style-name="T32_31">się</text:span><text:span text:style-name="T32_32"><text:s/></text:span><text:span text:style-name="T32_33">drugiego</text:span><text:span text:style-name="T32_34"><text:s/></text:span><text:span text:style-name="T32_35">i</text:span><text:span text:style-name="T32_36"><text:s/></text:span><text:span text:style-name="T32_37">trzeciego</text:span><text:span text:style-name="T32_38"><text:s/></text:span><text:span text:style-name="T32_39">sierpnia</text:span><text:span text:style-name="T32_40"><text:s/></text:span><text:span text:style-name="T32_41">tego</text:span><text:span text:style-name="T32_42"><text:s/></text:span><text:span text:style-name="T32_43">roku</text:span><text:span text:style-name="T32_44"><text:s/></text:span><text:span text:style-name="T32_45">w</text:span><text:span text:style-name="T32_46"><text:s/></text:span><text:span text:style-name="T32_47">niemieckim</text:span><text:span text:style-name="T32_48"><text:s/></text:span><text:span text:style-name="T32_49">Ludwigsburgu</text:span><text:span text:style-name="T32_50">.<text:s/></text:span><text:span text:style-name="T32_51">Organizatorzy</text:span><text:span text:style-name="T32_52"><text:s/></text:span><text:span text:style-name="T32_53">postanowili</text:span><text:span text:style-name="T32_54"><text:s/></text:span><text:span text:style-name="T32_55">wyjść</text:span><text:span text:style-name="T32_56"><text:s/></text:span><text:span text:style-name="T32_57">naprzeciw</text:span><text:span text:style-name="T32_58"><text:s/></text:span><text:span text:style-name="T32_59">potencjalnym</text:span><text:span text:style-name="T32_60"><text:s/></text:span><text:span text:style-name="T32_61">uczestnikom</text:span><text:span text:style-name="T32_62"><text:s/></text:span><text:span text:style-name="T32_63">i</text:span><text:span text:style-name="T32_64"><text:s/></text:span><text:span text:style-name="T32_65">dziesiątego</text:span><text:span text:style-name="T32_66"><text:s/></text:span><text:span text:style-name="T32_67">stycznia</text:span><text:span text:style-name="T32_68"><text:s/></text:span><text:span text:style-name="T32_69">odpowiedzieli</text:span><text:span text:style-name="T32_70"><text:s/></text:span><text:span text:style-name="T32_71">na</text:span><text:span text:style-name="T32_72"><text:s/></text:span><text:span text:style-name="T32_73">reddicie</text:span><text:span text:style-name="T32_74"><text:s/></text:span><text:span text:style-name="T32_75">na</text:span><text:span text:style-name="T32_76"><text:s/></text:span><text:span text:style-name="T32_77">kilka</text:span><text:span text:style-name="T32_78"><text:s/></text:span><text:span text:style-name="T32_79">pytań</text:span><text:span text:style-name="T32_80">.<text:s/></text:span><text:span text:style-name="T32_81">Zainteresowanych</text:span><text:span text:style-name="T32_82"><text:s/></text:span><text:span text:style-name="T32_83">nowymi</text:span><text:span text:style-name="T32_84"><text:s/></text:span><text:span text:style-name="T32_85">informacjami</text:span><text:span text:style-name="T32_86"><text:s/></text:span><text:span text:style-name="T32_87">zapraszamy</text:span><text:span text:style-name="T32_88"><text:s/></text:span><text:span text:style-name="T32_89"><text:a xlink:type="simple" xlink:href="http://www.reddit.com/r/mylittlepony/comments/2ryzvq/galacon_2015_ask_me_anything/"><text:span text:style-name="T32_90">tutaj</text:span></text:a></text:span><text:span text:style-name="T32_91">.<text:s/></text:span><text:span text:style-name="T32_92">Z</text:span><text:span text:style-name="T32_93"><text:s/></text:span><text:span text:style-name="T32_94">kolei</text:span><text:span text:style-name="T32_95"><text:s/></text:span><text:span text:style-name="T32_96">ci</text:span><text:span text:style-name="T32_97">,<text:s/></text:span><text:span text:style-name="T32_98">którzy</text:span><text:span text:style-name="T32_99"><text:s/></text:span><text:span text:style-name="T32_100">chcieliby</text:span><text:span text:style-name="T32_101"><text:s/></text:span><text:span text:style-name="T32_102">zaspokoić</text:span><text:span text:style-name="T32_103"><text:s/></text:span><text:span text:style-name="T32_104">własną</text:span><text:span text:style-name="T32_105"><text:s/></text:span><text:span text:style-name="T32_106">ciekawość</text:span><text:span text:style-name="T32_107">,<text:s/></text:span><text:span text:style-name="T32_108">będą</text:span><text:span text:style-name="T32_109"><text:s/></text:span><text:span text:style-name="T32_110">mogli</text:span><text:span text:style-name="T32_111"><text:s/></text:span><text:span text:style-name="T32_112">zrobić</text:span><text:span text:style-name="T32_113"><text:s/></text:span><text:span text:style-name="T32_114">to</text:span><text:span text:style-name="T32_115"><text:s/></text:span><text:span text:style-name="T32_116">podczas</text:span><text:span text:style-name="T32_117"><text:s/></text:span><text:span text:style-name="T32_118">kolejnego</text:span><text:span text:style-name="T32_119"><text:s/></text:span><text:span text:style-name="T32_120">AMA</text:span><text:span text:style-name="T32_121">,<text:s/></text:span><text:span text:style-name="T32_122">zapowiedzianego</text:span><text:span text:style-name="T32_123"><text:s/></text:span><text:span text:style-name="T32_124">na</text:span><text:span text:style-name="T32_125"><text:s/></text:span><text:span text:style-name="T32_126">maj</text:span><text:span text:style-name="T32_127"><text:s/></text:span><text:span text:style-name="T32_128">lub</text:span><text:span text:style-name="T32_129"><text:s/></text:span><text:span text:style-name="T32_130">czerwiec</text:span><text:span text:style-name="T32_131">.</text:span></text:p>
      <text:p text:style-name="P33"/>
      <text:p text:style-name="P34"><text:span text:style-name="T34_1">Źródło</text:span><text:span text:style-name="T34_2">:<text:s/></text:span><text:span text:style-name="T34_3"><text:a xlink:type="simple" xlink:href="https://www.facebook.com/GalaConEU/posts/779403955461001"><text:span text:style-name="T34_4">https</text:span></text:a></text:span><text:span text:style-name="T34_5"><text:a xlink:type="simple" xlink:href="https://www.facebook.com/GalaConEU/posts/779403955461001"><text:span text:style-name="T34_6">://</text:span></text:a></text:span><text:span text:style-name="T34_7"><text:a xlink:type="simple" xlink:href="https://www.facebook.com/GalaConEU/posts/779403955461001"><text:span text:style-name="T34_8">www</text:span></text:a></text:span><text:span text:style-name="T34_9"><text:a xlink:type="simple" xlink:href="https://www.facebook.com/GalaConEU/posts/779403955461001"><text:span text:style-name="T34_10">.</text:span></text:a></text:span><text:span text:style-name="T34_11"><text:a xlink:type="simple" xlink:href="https://www.facebook.com/GalaConEU/posts/779403955461001"><text:span text:style-name="T34_12">facebook</text:span></text:a></text:span><text:span text:style-name="T34_13"><text:a xlink:type="simple" xlink:href="https://www.facebook.com/GalaConEU/posts/779403955461001"><text:span text:style-name="T34_14">.</text:span></text:a></text:span><text:span text:style-name="T34_15"><text:a xlink:type="simple" xlink:href="https://www.facebook.com/GalaConEU/posts/779403955461001"><text:span text:style-name="T34_16">com</text:span></text:a></text:span><text:span text:style-name="T34_17"><text:a xlink:type="simple" xlink:href="https://www.facebook.com/GalaConEU/posts/779403955461001"><text:span text:style-name="T34_18">/</text:span></text:a></text:span><text:span text:style-name="T34_19"><text:a xlink:type="simple" xlink:href="https://www.facebook.com/GalaConEU/posts/779403955461001"><text:span text:style-name="T34_20">GalaConEU</text:span></text:a></text:span><text:span text:style-name="T34_21"><text:a xlink:type="simple" xlink:href="https://www.facebook.com/GalaConEU/posts/779403955461001"><text:span text:style-name="T34_22">/</text:span></text:a></text:span><text:span text:style-name="T34_23"><text:a xlink:type="simple" xlink:href="https://www.facebook.com/GalaConEU/posts/779403955461001"><text:span text:style-name="T34_24">posts</text:span></text:a></text:span><text:span text:style-name="T34_25"><text:a xlink:type="simple" xlink:href="https://www.facebook.com/GalaConEU/posts/779403955461001"><text:span text:style-name="T34_26">/779403955461001</text:span></text:a></text:span></text:p>
      <text:p text:style-name="P35"><text:span text:style-name="T35_1">Grafika</text:span><text:span text:style-name="T35_2">:<text:s/></text:span><text:span text:style-name="T35_3"><text:a xlink:type="simple" xlink:href="http://th02.deviantart.net/fs70/PRE/i/2013/202/a/4/canni_soda_is_ready_for_the_gala_by_ashidaru-d6ehphw.png"><text:span text:style-name="T35_4">http</text:span></text:a></text:span><text:span text:style-name="T35_5"><text:a xlink:type="simple" xlink:href="http://th02.deviantart.net/fs70/PRE/i/2013/202/a/4/canni_soda_is_ready_for_the_gala_by_ashidaru-d6ehphw.png"><text:span text:style-name="T35_6">://</text:span></text:a></text:span><text:span text:style-name="T35_7"><text:a xlink:type="simple" xlink:href="http://th02.deviantart.net/fs70/PRE/i/2013/202/a/4/canni_soda_is_ready_for_the_gala_by_ashidaru-d6ehphw.png"><text:span text:style-name="T35_8">th</text:span></text:a></text:span><text:span text:style-name="T35_9"><text:a xlink:type="simple" xlink:href="http://th02.deviantart.net/fs70/PRE/i/2013/202/a/4/canni_soda_is_ready_for_the_gala_by_ashidaru-d6ehphw.png"><text:span text:style-name="T35_10">02.</text:span></text:a></text:span><text:span text:style-name="T35_11"><text:a xlink:type="simple" xlink:href="http://th02.deviantart.net/fs70/PRE/i/2013/202/a/4/canni_soda_is_ready_for_the_gala_by_ashidaru-d6ehphw.png"><text:span text:style-name="T35_12">deviantart</text:span></text:a></text:span><text:span text:style-name="T35_13"><text:a xlink:type="simple" xlink:href="http://th02.deviantart.net/fs70/PRE/i/2013/202/a/4/canni_soda_is_ready_for_the_gala_by_ashidaru-d6ehphw.png"><text:span text:style-name="T35_14">.</text:span></text:a></text:span><text:span text:style-name="T35_15"><text:a xlink:type="simple" xlink:href="http://th02.deviantart.net/fs70/PRE/i/2013/202/a/4/canni_soda_is_ready_for_the_gala_by_ashidaru-d6ehphw.png"><text:span text:style-name="T35_16">net</text:span></text:a></text:span><text:span text:style-name="T35_17"><text:a xlink:type="simple" xlink:href="http://th02.deviantart.net/fs70/PRE/i/2013/202/a/4/canni_soda_is_ready_for_the_gala_by_ashidaru-d6ehphw.png"><text:span text:style-name="T35_18">/</text:span></text:a></text:span><text:span text:style-name="T35_19"><text:a xlink:type="simple" xlink:href="http://th02.deviantart.net/fs70/PRE/i/2013/202/a/4/canni_soda_is_ready_for_the_gala_by_ashidaru-d6ehphw.png"><text:span text:style-name="T35_20">fs</text:span></text:a></text:span><text:span text:style-name="T35_21"><text:a xlink:type="simple" xlink:href="http://th02.deviantart.net/fs70/PRE/i/2013/202/a/4/canni_soda_is_ready_for_the_gala_by_ashidaru-d6ehphw.png"><text:span text:style-name="T35_22">70/</text:span></text:a></text:span><text:span text:style-name="T35_23"><text:a xlink:type="simple" xlink:href="http://th02.deviantart.net/fs70/PRE/i/2013/202/a/4/canni_soda_is_ready_for_the_gala_by_ashidaru-d6ehphw.png"><text:span text:style-name="T35_24">PRE</text:span></text:a></text:span><text:span text:style-name="T35_25"><text:a xlink:type="simple" xlink:href="http://th02.deviantart.net/fs70/PRE/i/2013/202/a/4/canni_soda_is_ready_for_the_gala_by_ashidaru-d6ehphw.png"><text:span text:style-name="T35_26">/</text:span></text:a></text:span><text:span text:style-name="T35_27"><text:a xlink:type="simple" xlink:href="http://th02.deviantart.net/fs70/PRE/i/2013/202/a/4/canni_soda_is_ready_for_the_gala_by_ashidaru-d6ehphw.png"><text:span text:style-name="T35_28">i</text:span></text:a></text:span><text:span text:style-name="T35_29"><text:a xlink:type="simple" xlink:href="http://th02.deviantart.net/fs70/PRE/i/2013/202/a/4/canni_soda_is_ready_for_the_gala_by_ashidaru-d6ehphw.png"><text:span text:style-name="T35_30">/2013/202/</text:span></text:a></text:span><text:span text:style-name="T35_31"><text:a xlink:type="simple" xlink:href="http://th02.deviantart.net/fs70/PRE/i/2013/202/a/4/canni_soda_is_ready_for_the_gala_by_ashidaru-d6ehphw.png"><text:span text:style-name="T35_32">a</text:span></text:a></text:span><text:span text:style-name="T35_33"><text:a xlink:type="simple" xlink:href="http://th02.deviantart.net/fs70/PRE/i/2013/202/a/4/canni_soda_is_ready_for_the_gala_by_ashidaru-d6ehphw.png"><text:span text:style-name="T35_34">/4/</text:span></text:a></text:span><text:span text:style-name="T35_35"><text:a xlink:type="simple" xlink:href="http://th02.deviantart.net/fs70/PRE/i/2013/202/a/4/canni_soda_is_ready_for_the_gala_by_ashidaru-d6ehphw.png"><text:span text:style-name="T35_36">canni</text:span></text:a></text:span><text:span text:style-name="T35_37"><text:a xlink:type="simple" xlink:href="http://th02.deviantart.net/fs70/PRE/i/2013/202/a/4/canni_soda_is_ready_for_the_gala_by_ashidaru-d6ehphw.png"><text:span text:style-name="T35_38">_</text:span></text:a></text:span><text:span text:style-name="T35_39"><text:a xlink:type="simple" xlink:href="http://th02.deviantart.net/fs70/PRE/i/2013/202/a/4/canni_soda_is_ready_for_the_gala_by_ashidaru-d6ehphw.png"><text:span text:style-name="T35_40">soda</text:span></text:a></text:span><text:span text:style-name="T35_41"><text:a xlink:type="simple" xlink:href="http://th02.deviantart.net/fs70/PRE/i/2013/202/a/4/canni_soda_is_ready_for_the_gala_by_ashidaru-d6ehphw.png"><text:span text:style-name="T35_42">_</text:span></text:a></text:span><text:span text:style-name="T35_43"><text:a xlink:type="simple" xlink:href="http://th02.deviantart.net/fs70/PRE/i/2013/202/a/4/canni_soda_is_ready_for_the_gala_by_ashidaru-d6ehphw.png"><text:span text:style-name="T35_44">is</text:span></text:a></text:span><text:span text:style-name="T35_45"><text:a xlink:type="simple" xlink:href="http://th02.deviantart.net/fs70/PRE/i/2013/202/a/4/canni_soda_is_ready_for_the_gala_by_ashidaru-d6ehphw.png"><text:span text:style-name="T35_46">_</text:span></text:a></text:span><text:span text:style-name="T35_47"><text:a xlink:type="simple" xlink:href="http://th02.deviantart.net/fs70/PRE/i/2013/202/a/4/canni_soda_is_ready_for_the_gala_by_ashidaru-d6ehphw.png"><text:span text:style-name="T35_48">ready</text:span></text:a></text:span><text:span text:style-name="T35_49"><text:a xlink:type="simple" xlink:href="http://th02.deviantart.net/fs70/PRE/i/2013/202/a/4/canni_soda_is_ready_for_the_gala_by_ashidaru-d6ehphw.png"><text:span text:style-name="T35_50">_</text:span></text:a></text:span><text:span text:style-name="T35_51"><text:a xlink:type="simple" xlink:href="http://th02.deviantart.net/fs70/PRE/i/2013/202/a/4/canni_soda_is_ready_for_the_gala_by_ashidaru-d6ehphw.png"><text:span text:style-name="T35_52">for</text:span></text:a></text:span><text:span text:style-name="T35_53"><text:a xlink:type="simple" xlink:href="http://th02.deviantart.net/fs70/PRE/i/2013/202/a/4/canni_soda_is_ready_for_the_gala_by_ashidaru-d6ehphw.png"><text:span text:style-name="T35_54">_</text:span></text:a></text:span><text:span text:style-name="T35_55"><text:a xlink:type="simple" xlink:href="http://th02.deviantart.net/fs70/PRE/i/2013/202/a/4/canni_soda_is_ready_for_the_gala_by_ashidaru-d6ehphw.png"><text:span text:style-name="T35_56">the</text:span></text:a></text:span><text:span text:style-name="T35_57"><text:a xlink:type="simple" xlink:href="http://th02.deviantart.net/fs70/PRE/i/2013/202/a/4/canni_soda_is_ready_for_the_gala_by_ashidaru-d6ehphw.png"><text:span text:style-name="T35_58">_</text:span></text:a></text:span><text:span text:style-name="T35_59"><text:a xlink:type="simple" xlink:href="http://th02.deviantart.net/fs70/PRE/i/2013/202/a/4/canni_soda_is_ready_for_the_gala_by_ashidaru-d6ehphw.png"><text:span text:style-name="T35_60">gala</text:span></text:a></text:span><text:span text:style-name="T35_61"><text:a xlink:type="simple" xlink:href="http://th02.deviantart.net/fs70/PRE/i/2013/202/a/4/canni_soda_is_ready_for_the_gala_by_ashidaru-d6ehphw.png"><text:span text:style-name="T35_62">_</text:span></text:a></text:span><text:span text:style-name="T35_63"><text:a xlink:type="simple" xlink:href="http://th02.deviantart.net/fs70/PRE/i/2013/202/a/4/canni_soda_is_ready_for_the_gala_by_ashidaru-d6ehphw.png"><text:span text:style-name="T35_64">by</text:span></text:a></text:span><text:span text:style-name="T35_65"><text:a xlink:type="simple" xlink:href="http://th02.deviantart.net/fs70/PRE/i/2013/202/a/4/canni_soda_is_ready_for_the_gala_by_ashidaru-d6ehphw.png"><text:span text:style-name="T35_66">_</text:span></text:a></text:span><text:span text:style-name="T35_67"><text:a xlink:type="simple" xlink:href="http://th02.deviantart.net/fs70/PRE/i/2013/202/a/4/canni_soda_is_ready_for_the_gala_by_ashidaru-d6ehphw.png"><text:span text:style-name="T35_68">ashidaru</text:span></text:a></text:span><text:span text:style-name="T35_69"><text:a xlink:type="simple" xlink:href="http://th02.deviantart.net/fs70/PRE/i/2013/202/a/4/canni_soda_is_ready_for_the_gala_by_ashidaru-d6ehphw.png"><text:span text:style-name="T35_70">-</text:span></text:a></text:span><text:span text:style-name="T35_71"><text:a xlink:type="simple" xlink:href="http://th02.deviantart.net/fs70/PRE/i/2013/202/a/4/canni_soda_is_ready_for_the_gala_by_ashidaru-d6ehphw.png"><text:span text:style-name="T35_72">d</text:span></text:a></text:span><text:span text:style-name="T35_73"><text:a xlink:type="simple" xlink:href="http://th02.deviantart.net/fs70/PRE/i/2013/202/a/4/canni_soda_is_ready_for_the_gala_by_ashidaru-d6ehphw.png"><text:span text:style-name="T35_74">6</text:span></text:a></text:span><text:span text:style-name="T35_75"><text:a xlink:type="simple" xlink:href="http://th02.deviantart.net/fs70/PRE/i/2013/202/a/4/canni_soda_is_ready_for_the_gala_by_ashidaru-d6ehphw.png"><text:span text:style-name="T35_76">ehphw</text:span></text:a></text:span><text:span text:style-name="T35_77"><text:a xlink:type="simple" xlink:href="http://th02.deviantart.net/fs70/PRE/i/2013/202/a/4/canni_soda_is_ready_for_the_gala_by_ashidaru-d6ehphw.png"><text:span text:style-name="T35_78">.</text:span></text:a></text:span><text:span text:style-name="T35_79"><text:a xlink:type="simple" xlink:href="http://th02.deviantart.net/fs70/PRE/i/2013/202/a/4/canni_soda_is_ready_for_the_gala_by_ashidaru-d6ehphw.png"><text:span text:style-name="T35_80">png</text:span></text:a></text:span><text:span text:style-name="T35_81"><text:s/></text:span></text:p>
      <text:p text:style-name="P36"><text:span text:style-name="T36_1">Źródło</text:span><text:span text:style-name="T36_2"><text:s/></text:span><text:span text:style-name="T36_3">grafiki</text:span><text:span text:style-name="T36_4">:<text:s/></text:span><text:span text:style-name="T36_5"><text:a xlink:type="simple" xlink:href="http://ashidaru.deviantart.com/art/Canni-Soda-is-ready-for-the-Gala-387137876"><text:span text:style-name="T36_6">http</text:span></text:a></text:span><text:span text:style-name="T36_7"><text:a xlink:type="simple" xlink:href="http://ashidaru.deviantart.com/art/Canni-Soda-is-ready-for-the-Gala-387137876"><text:span text:style-name="T36_8">://</text:span></text:a></text:span><text:span text:style-name="T36_9"><text:a xlink:type="simple" xlink:href="http://ashidaru.deviantart.com/art/Canni-Soda-is-ready-for-the-Gala-387137876"><text:span text:style-name="T36_10">ashidaru</text:span></text:a></text:span><text:span text:style-name="T36_11"><text:a xlink:type="simple" xlink:href="http://ashidaru.deviantart.com/art/Canni-Soda-is-ready-for-the-Gala-387137876"><text:span text:style-name="T36_12">.</text:span></text:a></text:span><text:span text:style-name="T36_13"><text:a xlink:type="simple" xlink:href="http://ashidaru.deviantart.com/art/Canni-Soda-is-ready-for-the-Gala-387137876"><text:span text:style-name="T36_14">deviantart</text:span></text:a></text:span><text:span text:style-name="T36_15"><text:a xlink:type="simple" xlink:href="http://ashidaru.deviantart.com/art/Canni-Soda-is-ready-for-the-Gala-387137876"><text:span text:style-name="T36_16">.</text:span></text:a></text:span><text:span text:style-name="T36_17"><text:a xlink:type="simple" xlink:href="http://ashidaru.deviantart.com/art/Canni-Soda-is-ready-for-the-Gala-387137876"><text:span text:style-name="T36_18">com</text:span></text:a></text:span><text:span text:style-name="T36_19"><text:a xlink:type="simple" xlink:href="http://ashidaru.deviantart.com/art/Canni-Soda-is-ready-for-the-Gala-387137876"><text:span text:style-name="T36_20">/</text:span></text:a></text:span><text:span text:style-name="T36_21"><text:a xlink:type="simple" xlink:href="http://ashidaru.deviantart.com/art/Canni-Soda-is-ready-for-the-Gala-387137876"><text:span text:style-name="T36_22">art</text:span></text:a></text:span><text:span text:style-name="T36_23"><text:a xlink:type="simple" xlink:href="http://ashidaru.deviantart.com/art/Canni-Soda-is-ready-for-the-Gala-387137876"><text:span text:style-name="T36_24">/</text:span></text:a></text:span><text:span text:style-name="T36_25"><text:a xlink:type="simple" xlink:href="http://ashidaru.deviantart.com/art/Canni-Soda-is-ready-for-the-Gala-387137876"><text:span text:style-name="T36_26">Canni</text:span></text:a></text:span><text:span text:style-name="T36_27"><text:a xlink:type="simple" xlink:href="http://ashidaru.deviantart.com/art/Canni-Soda-is-ready-for-the-Gala-387137876"><text:span text:style-name="T36_28">-</text:span></text:a></text:span><text:span text:style-name="T36_29"><text:a xlink:type="simple" xlink:href="http://ashidaru.deviantart.com/art/Canni-Soda-is-ready-for-the-Gala-387137876"><text:span text:style-name="T36_30">Soda</text:span></text:a></text:span><text:span text:style-name="T36_31"><text:a xlink:type="simple" xlink:href="http://ashidaru.deviantart.com/art/Canni-Soda-is-ready-for-the-Gala-387137876"><text:span text:style-name="T36_32">-</text:span></text:a></text:span><text:span text:style-name="T36_33"><text:a xlink:type="simple" xlink:href="http://ashidaru.deviantart.com/art/Canni-Soda-is-ready-for-the-Gala-387137876"><text:span text:style-name="T36_34">is</text:span></text:a></text:span><text:span text:style-name="T36_35"><text:a xlink:type="simple" xlink:href="http://ashidaru.deviantart.com/art/Canni-Soda-is-ready-for-the-Gala-387137876"><text:span text:style-name="T36_36">-</text:span></text:a></text:span><text:span text:style-name="T36_37"><text:a xlink:type="simple" xlink:href="http://ashidaru.deviantart.com/art/Canni-Soda-is-ready-for-the-Gala-387137876"><text:span text:style-name="T36_38">ready</text:span></text:a></text:span><text:span text:style-name="T36_39"><text:a xlink:type="simple" xlink:href="http://ashidaru.deviantart.com/art/Canni-Soda-is-ready-for-the-Gala-387137876"><text:span text:style-name="T36_40">-</text:span></text:a></text:span><text:span text:style-name="T36_41"><text:a xlink:type="simple" xlink:href="http://ashidaru.deviantart.com/art/Canni-Soda-is-ready-for-the-Gala-387137876"><text:span text:style-name="T36_42">for</text:span></text:a></text:span><text:span text:style-name="T36_43"><text:a xlink:type="simple" xlink:href="http://ashidaru.deviantart.com/art/Canni-Soda-is-ready-for-the-Gala-387137876"><text:span text:style-name="T36_44">-</text:span></text:a></text:span><text:span text:style-name="T36_45"><text:a xlink:type="simple" xlink:href="http://ashidaru.deviantart.com/art/Canni-Soda-is-ready-for-the-Gala-387137876"><text:span text:style-name="T36_46">the</text:span></text:a></text:span><text:span text:style-name="T36_47"><text:a xlink:type="simple" xlink:href="http://ashidaru.deviantart.com/art/Canni-Soda-is-ready-for-the-Gala-387137876"><text:span text:style-name="T36_48">-</text:span></text:a></text:span><text:span text:style-name="T36_49"><text:a xlink:type="simple" xlink:href="http://ashidaru.deviantart.com/art/Canni-Soda-is-ready-for-the-Gala-387137876"><text:span text:style-name="T36_50">Gala</text:span></text:a></text:span><text:span text:style-name="T36_51"><text:a xlink:type="simple" xlink:href="http://ashidaru.deviantart.com/art/Canni-Soda-is-ready-for-the-Gala-387137876"><text:span text:style-name="T36_52">-387137876</text:span></text:a></text:span><text:span text:style-name="T36_53"><text:s/>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